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office:font-face-decls>
  <office:automatic-styles>
    <style:style style:name="DataTypes" style:family="table">
      <style:table-properties style:width="6.9271in" fo:margin-left="0in" fo:margin-right="-0.0021in" table:align="margins" style:shadow="none"/>
    </style:style>
    <style:style style:name="DataTypes.A" style:family="table-column">
      <style:table-column-properties style:column-width="0.666in" style:rel-column-width="959*"/>
    </style:style>
    <style:style style:name="DataTypes.B" style:family="table-column">
      <style:table-column-properties style:column-width="3.7507in" style:rel-column-width="5403*"/>
    </style:style>
    <style:style style:name="DataTypes.C" style:family="table-column">
      <style:table-column-properties style:column-width="0.7722in" style:rel-column-width="1112*"/>
    </style:style>
    <style:style style:name="DataTypes.D" style:family="table-column">
      <style:table-column-properties style:column-width="1.7375in" style:rel-column-width="2503*"/>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36in" table:align="margins"/>
    </style:style>
    <style:style style:name="EscapeSequences.A" style:family="table-column">
      <style:table-column-properties style:column-width="1.141in" style:rel-column-width="1643*"/>
    </style:style>
    <style:style style:name="EscapeSequences.B" style:family="table-column">
      <style:table-column-properties style:column-width="2.5313in" style:rel-column-width="3645*"/>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78in" style:rel-column-width="3136*"/>
    </style:style>
    <style:style style:name="arithmeticOperatorsexamples.B" style:family="table-column">
      <style:table-column-properties style:column-width="1.3083in" style:rel-column-width="1884*"/>
    </style:style>
    <style:style style:name="arithmeticOperatorsexamples.C" style:family="table-column">
      <style:table-column-properties style:column-width="3.4375in" style:rel-column-width="4950*"/>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28in" style:rel-column-width="2596*"/>
    </style:style>
    <style:style style:name="functions.B" style:family="table-column">
      <style:table-column-properties style:column-width="0.5924in" style:rel-column-width="853*"/>
    </style:style>
    <style:style style:name="functions.C" style:family="table-column">
      <style:table-column-properties style:column-width="1.0438in" style:rel-column-width="1503*"/>
    </style:style>
    <style:style style:name="functions.D" style:family="table-column">
      <style:table-column-properties style:column-width="1.9514in" style:rel-column-width="2810*"/>
    </style:style>
    <style:style style:name="functions.E" style:family="table-column">
      <style:table-column-properties style:column-width="1.5347in" style:rel-column-width="2210*"/>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Examples" style:family="table">
      <style:table-properties style:width="6.925in" table:align="margins"/>
    </style:style>
    <style:style style:name="Examples.A" style:family="table-column">
      <style:table-column-properties style:column-width="4.4861in" style:rel-column-width="6460*"/>
    </style:style>
    <style:style style:name="Examples.B" style:family="table-column">
      <style:table-column-properties style:column-width="2.4375in" style:rel-column-width="3510*"/>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text-properties fo:font-size="18pt" fo:font-weight="bold" style:font-size-asian="18pt" style:font-weight-asian="bold" style:font-size-complex="18pt" style:font-weight-complex="bold"/>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Table_20_Heading">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1" style:family="paragraph" style:parent-style-name="Table_20_Contents">
      <style:text-properties fo:font-style="italic" style:font-style-asian="italic" style:font-style-complex="italic"/>
    </style:style>
    <style:style style:name="P12"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3"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14"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15"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18"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1"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2"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3"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24"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5" style:family="paragraph" style:parent-style-name="Table_20_Contents">
      <style:text-properties style:font-name="Courier" fo:font-style="normal" style:font-style-asian="normal" style:font-style-complex="normal"/>
    </style:style>
    <style:style style:name="P26"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28"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0"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1"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3" style:family="paragraph" style:parent-style-name="Standard" style:list-style-name="L1">
      <style:paragraph-properties fo:margin-left="0in" fo:margin-right="0in" fo:text-indent="0in" style:auto-text-indent="false"/>
    </style:style>
    <style:style style:name="P34"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5"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36"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37"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8"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9"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40"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41" style:family="paragraph" style:parent-style-name="Table_20_Heading">
      <style:text-properties fo:font-size="10pt" fo:font-style="normal" style:font-size-asian="10pt" style:font-style-asian="normal" style:font-size-complex="10pt" style:font-style-complex="normal"/>
    </style:style>
    <style:style style:name="P42" style:family="paragraph" style:parent-style-name="Table_20_Contents">
      <style:text-properties fo:font-size="10pt" fo:font-style="normal" style:font-size-asian="10pt" style:font-style-asian="normal" style:font-size-complex="10pt" style:font-style-complex="normal"/>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style:font-name="Times New Roman1" fo:font-size="10pt" fo:font-style="normal" style:font-size-asian="10pt" style:font-style-asian="normal" style:font-size-complex="10pt" style:font-style-complex="normal"/>
    </style:style>
    <style:style style:name="P45" style:family="paragraph" style:parent-style-name="Table_20_Contents">
      <style:text-properties style:font-name="Times New Roman1" fo:font-size="10pt" style:font-size-asian="10pt" style:font-size-complex="10pt"/>
    </style:style>
    <style:style style:name="P46" style:family="paragraph" style:parent-style-name="Table_20_Contents">
      <style:text-properties style:font-name="Courier" fo:font-size="10pt" fo:font-style="normal" style:font-size-asian="10pt" style:font-style-asian="normal" style:font-size-complex="10pt" style:font-style-complex="normal"/>
    </style:style>
    <style:style style:name="P47" style:family="paragraph" style:parent-style-name="Table_20_Contents">
      <style:text-properties fo:font-size="10pt" fo:font-style="italic" style:font-size-asian="10pt" style:font-style-asian="italic" style:font-size-complex="10pt" style:font-style-complex="italic"/>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Table_20_Contents">
      <style:text-properties style:font-name="Times New Roman" fo:font-size="10pt" style:font-size-asian="10pt" style:font-size-complex="10pt"/>
    </style:style>
    <style:style style:name="P50"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51" style:family="paragraph" style:parent-style-name="Standard" style:list-style-name="L2">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2"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53"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54"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55"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57"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58" style:family="paragraph" style:parent-style-name="Standard" style:list-style-name="L3">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59" style:family="paragraph" style:parent-style-name="Standard" style:list-style-name="L3">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60" style:family="paragraph" style:parent-style-name="Standard">
      <style:text-properties style:font-name="Monospace" fo:font-size="10pt" style:font-name-asian="Monospace" style:font-size-asian="10pt" style:font-name-complex="Monospace" style:font-size-complex="10pt"/>
    </style:style>
    <style:style style:name="P61"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62" style:family="paragraph" style:parent-style-name="Standard">
      <style:paragraph-properties style:text-autospace="none"/>
      <style:text-properties style:font-name="Monospace"/>
    </style:style>
    <style:style style:name="P63"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64" style:family="paragraph" style:parent-style-name="Table_20_Contents">
      <style:text-properties fo:color="#ff0000" style:font-name="Courier" fo:font-size="10pt" style:font-size-asian="10pt" style:font-size-complex="10pt"/>
    </style:style>
    <style:style style:name="P65" style:family="paragraph" style:parent-style-name="Standard">
      <style:paragraph-properties style:text-autospace="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style:font-name="Times New Roman1" fo:font-weight="normal" style:font-weight-asian="normal" style:font-weight-complex="normal"/>
    </style:style>
    <style:style style:name="T5" style:family="text">
      <style:text-properties style:use-window-font-color="true" style:font-name="Times New Roman1" style:font-name-asian="Monospace1" style:font-name-complex="Monospace1"/>
    </style:style>
    <style:style style:name="T6" style:family="text">
      <style:text-properties style:use-window-font-color="true" style:font-name="Times New Roman1" fo:font-weight="normal" style:font-name-asian="Monospace1" style:font-weight-asian="normal" style:font-name-complex="Monospace1"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1"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2"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3"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2pt" style:font-size-asian="12pt" style:font-size-complex="12pt"/>
    </style:style>
    <style:style style:name="T19"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0"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parent-style-name="Teletype">
      <style:text-properties style:font-name="Courier" fo:font-size="12pt" style:font-size-asian="12pt" style:font-size-complex="12pt"/>
    </style:style>
    <style:style style:name="T22" style:family="text" style:parent-style-name="Teletype">
      <style:text-properties style:font-name="Times New Roman1" fo:font-size="12pt" style:font-size-asian="12pt" style:font-size-complex="12pt"/>
    </style:style>
    <style:style style:name="T23" style:family="text" style:parent-style-name="Teletype">
      <style:text-properties style:font-name="Courier New" fo:font-size="12pt" style:font-size-asian="12pt" style:font-size-complex="12pt"/>
    </style:style>
    <style:style style:name="T24" style:family="text" style:parent-style-name="Teletype">
      <style:text-properties style:font-name="Times New Roman1" fo:font-size="12pt" fo:font-style="italic" style:font-size-asian="12pt" style:font-size-complex="12pt"/>
    </style:style>
    <style:style style:name="T25" style:family="text" style:parent-style-name="Teletype">
      <style:text-properties style:font-name="Times New Roman1" fo:font-size="12pt" fo:font-weight="normal" style:font-size-asian="12pt" style:font-weight-asian="normal" style:font-size-complex="12pt" style:font-weight-complex="normal"/>
    </style:style>
    <style:style style:name="T26" style:family="text">
      <style:text-properties style:font-name="Courie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Times New Roman"/>
    </style:style>
    <style:style style:name="T30" style:family="text">
      <style:text-properties fo:font-size="14pt" style:font-size-asian="14pt" style:font-size-complex="14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style:text-underline-style="none"/>
    </style:style>
    <style:style style:name="T35" style:family="text">
      <style:text-properties style:font-name-asian="Monospace1" style:font-name-complex="Monospace1"/>
    </style:style>
    <style:style style:name="T36" style:family="text">
      <style:text-properties fo:font-style="normal" style:font-name-asian="Monospace1" style:font-style-asian="normal" style:font-name-complex="Monospace1" style:font-style-complex="normal"/>
    </style:style>
    <style:style style:name="T37" style:family="text">
      <style:text-properties style:font-name="Times New Roman1" style:font-name-asian="Monospace1" style:font-name-complex="Monospace1"/>
    </style:style>
    <style:style style:name="T38" style:family="text" style:parent-style-name="Teletype">
      <style:text-properties style:font-name="Times New Roman1" fo:font-size="10pt" fo:font-weight="normal" style:font-size-asian="10pt" style:font-weight-asian="normal" style:font-size-complex="10pt" style:font-weight-complex="normal"/>
    </style:style>
    <style:style style:name="T39" style:family="text">
      <style:text-properties fo:font-style="normal" style:font-name-asian="Sans" style:font-style-asian="normal" style:font-name-complex="Sans" style:font-style-complex="normal"/>
    </style:style>
    <style:style style:name="T40" style:family="text">
      <style:text-properties style:font-name="Times New Roman" style:font-name-asian="Sans" style:font-name-complex="Sans"/>
    </style:style>
    <style:style style:name="T41" style:family="text">
      <style:text-properties style:font-name="Verdana"/>
    </style:style>
    <style:style style:name="T42" style:family="text">
      <style:text-properties fo:font-size="9pt" style:font-size-asian="9pt" style:font-size-complex="9pt"/>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color="#000000" fo:font-style="italic" style:text-underline-style="none" style:font-style-asian="italic" style:font-style-complex="italic"/>
    </style:style>
    <style:style style:name="T46" style:family="text">
      <style:text-properties fo:color="#000000" fo:font-style="italic" style:font-style-asian="italic" style:font-style-complex="italic"/>
    </style:style>
    <style:style style:name="T47" style:family="text">
      <style:text-properties fo:font-size="10pt" style:font-name-asian="Monospace" style:font-size-asian="10pt" style:font-name-complex="Monospace" style:font-size-complex="10pt"/>
    </style:style>
    <style:style style:name="T48"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p text:style-name="P2">//to do: hlavicka</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Program structure<text:tab/>1</text:p>
          <text:p text:style-name="P3">Data Types<text:tab/>1</text:p>
          <text:p text:style-name="P3">Variables<text:tab/>3</text:p>
          <text:p text:style-name="P3">Operators<text:tab/>3</text:p>
          <text:p text:style-name="P4">Arithmetic operators<text:tab/>3</text:p>
          <text:p text:style-name="P4">Relational operators<text:tab/>4</text:p>
          <text:p text:style-name="P4">Boolean logical operators<text:tab/>5</text:p>
          <text:p text:style-name="P3">Control Statements<text:tab/>5</text:p>
          <text:p text:style-name="P4">Selection statements<text:tab/>5</text:p>
          <text:p text:style-name="P5">IF statement<text:tab/>5</text:p>
          <text:p text:style-name="P5">Switch statement<text:tab/>6</text:p>
          <text:p text:style-name="P4">Iteration statements<text:tab/>6</text:p>
          <text:p text:style-name="P5">While loop<text:tab/>6</text:p>
          <text:p text:style-name="P5">Do-while loop<text:tab/>7</text:p>
          <text:p text:style-name="P5">For loop<text:tab/>7</text:p>
          <text:p text:style-name="P4">Jump statements<text:tab/>7</text:p>
          <text:p text:style-name="P5">Break statement<text:tab/>7</text:p>
          <text:p text:style-name="P5">Continue statement<text:tab/>7</text:p>
          <text:p text:style-name="P5">Return statement<text:tab/>7</text:p>
          <text:p text:style-name="P3">Build-in functions<text:tab/>8</text:p>
          <text:p text:style-name="P3">Data records and global parameters<text:tab/>12</text:p>
          <text:p text:style-name="P3">Mapping<text:tab/>12</text:p>
          <text:p text:style-name="P3">Functions<text:tab/>12</text:p>
          <text:p text:style-name="P3">Comments<text:tab/>13</text:p>
          <text:p text:style-name="P3">Examples<text:tab/>13</text:p>
        </text:index-body>
      </text:table-of-content>
      <text:p text:style-name="P6"/>
      <text:h text:style-name="Heading_20_1" text:outline-level="1">Program structure</text:h>
      <text:p text:style-name="Text_20_body"><text:tab/><text:span text:style-name="T1">Program in Transform Language consist of two parts. The first part is variable declarations, function declarations and statements. They don't have to be in this order, but variables and functions are visible after their declaration. You can interspersed this parts. In the second part there is a mapping, where you can assign values to output data records. After mapping there are not allowed declarations nor statements.</text:span></text:p>
      <text:h text:style-name="Heading_20_1" text:outline-level="1">Data Types</text:h>
      <text:p text:style-name="P7"/>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8">Type name</text:p>
            </table:table-cell>
            <table:table-cell table:style-name="DataTypes.B1" office:value-type="string">
              <text:p text:style-name="P8">Description</text:p>
            </table:table-cell>
            <table:table-cell table:style-name="DataTypes.A1" office:value-type="string">
              <text:p text:style-name="P8">Default value</text:p>
            </table:table-cell>
            <table:table-cell table:style-name="DataTypes.D1" office:value-type="string">
              <text:p text:style-name="P8">Declaration syntax</text:p>
            </table:table-cell>
          </table:table-row>
        </table:table-header-rows>
        <table:table-row>
          <table:table-cell table:style-name="DataTypes.A2" office:value-type="string">
            <text:p text:style-name="P9">int </text:p>
          </table:table-cell>
          <table:table-cell table:style-name="DataTypes.B2" office:value-type="string">
            <text:p text:style-name="Table_20_Contents"><text:span text:style-name="T2">simple t</text:span><text:span text:style-name="T3">yp</text:span><text:span text:style-name="T4">e of width 32-bit with range from </text:span><text:span text:style-name="T5">-2147483648</text:span><text:span text:style-name="T6"> to </text:span><text:span text:style-name="T5">2147483647 (in relation to Java type: Integer.MIN_VALUE <text:s/>to Integer.MAX_VALUE). </text:span></text:p>
          </table:table-cell>
          <table:table-cell table:style-name="DataTypes.A2" office:value-type="string">
            <text:p text:style-name="P10">0</text:p>
          </table:table-cell>
          <table:table-cell table:style-name="DataTypes.D2" office:value-type="string">
            <text:p text:style-name="P11"><text:span text:style-name="T7">int</text:span> identifier;</text:p>
          </table:table-cell>
        </table:table-row>
        <table:table-row table:style-name="DataTypes.3">
          <table:table-cell table:style-name="DataTypes.A2" office:value-type="string">
            <text:p text:style-name="P9">long</text:p>
          </table:table-cell>
          <table:table-cell table:style-name="DataTypes.A2" office:value-type="string">
            <text:p text:style-name="Table_20_Contents"><text:span text:style-name="T2">simple type </text:span><text:span text:style-name="T2">of width 64-bit </text:span><text:span text:style-name="T2">with range from </text:span>-9223372036854775807<text:span text:style-name="T2"> to </text:span>9223372036854775807<text:span text:style-name="T2"> ( </text:span><text:span text:style-name="T6">in relation to </text:span><text:span text:style-name="T2"><text:s/>Java type: Long.MIN_VALUE+1 to Long.MAX_VALUE). </text:span></text:p>
            <text:p text:style-name="P12">You can cast int number to long by adding l on the end of number e.g. <text:s/></text:p>
            <text:p text:style-name="P13">long l;</text:p>
            <text:p text:style-name="P14"><text:span text:style-name="T2">l=</text:span><text:span text:style-name="T8">214748364l</text:span><text:span text:style-name="T9"> + </text:span><text:span text:style-name="T8">2147483647l</text:span></text:p>
          </table:table-cell>
          <table:table-cell table:style-name="DataTypes.A2" office:value-type="string">
            <text:p text:style-name="P15">0</text:p>
          </table:table-cell>
          <table:table-cell table:style-name="DataTypes.D2" office:value-type="string">
            <text:p text:style-name="P11"><text:span text:style-name="T7">long</text:span> identifier;</text:p>
          </table:table-cell>
        </table:table-row>
        <table:table-row>
          <table:table-cell table:style-name="DataTypes.A2" office:value-type="string">
            <text:p text:style-name="P9">decimal</text:p>
          </table:table-cell>
          <table:table-cell table:style-name="DataTypes.A2" office:value-type="string">
            <text:p text:style-name="P16"><text:span text:style-name="T10">type representing </text:span>arbitrary-precision <text:span text:style-name="T10">decimal numbers. Default values of </text:span><text:span text:style-name="T11">DECIMAL_LENGTH</text:span><text:span text:style-name="T10"> and </text:span><text:span text:style-name="T11">DECIMAL_SCALE </text:span><text:span text:style-name="T12">are in file org.jetel.data.defaultProperties (cloveretl.engine) and now are set to 8 and 2 respectively. If you use declaration </text:span><text:span text:style-name="T13">decimal identifier;</text:span><text:span text:style-name="T11"> </text:span><text:span text:style-name="T12">it is <text:s/>not possible to assign to the variable value with larger length or scale. There are none special values in decimal type.</text:span></text:p>
          </table:table-cell>
          <table:table-cell table:style-name="DataTypes.A2" office:value-type="string">
            <text:p text:style-name="P16">decimal with default length and scale, but without any value</text:p>
          </table:table-cell>
          <table:table-cell table:style-name="DataTypes.D2" office:value-type="string">
            <text:p text:style-name="P17"><text:span text:style-name="T7">decimal</text:span> [(length,scale)] identifier; </text:p>
          </table:table-cell>
        </table:table-row>
        <table:table-row>
          <table:table-cell table:style-name="DataTypes.A2" office:value-type="string">
            <text:p text:style-name="P9">number <text:span text:style-name="T14">or</text:span><text:span text:style-name="T15"> double</text:span></text:p>
          </table:table-cell>
          <table:table-cell table:style-name="DataTypes.A2" office:value-type="string">
            <text:p text:style-name="P12">type representing double numbers (64 bits to store a value). It has three special values: NaN, Infinity and -Infinity.</text:p>
          </table:table-cell>
          <table:table-cell table:style-name="DataTypes.A2" office:value-type="string">
            <text:p text:style-name="P12">0.0</text:p>
          </table:table-cell>
          <table:table-cell table:style-name="DataTypes.D2" office:value-type="string">
            <text:p text:style-name="P11"><text:span text:style-name="T7">number</text:span> identifier;</text:p>
          </table:table-cell>
        </table:table-row>
        <table:table-row>
          <table:table-cell table:style-name="DataTypes.A2" office:value-type="string">
            <text:p text:style-name="P9">string</text:p>
          </table:table-cell>
          <table:table-cell table:style-name="DataTypes.A2" office:value-type="string">
            <text:p text:style-name="P12">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18">Escape sequence</text:p>
                  </table:table-cell>
                  <table:table-cell table:style-name="EscapeSequences.A1" office:value-type="string">
                    <text:p text:style-name="P18">Description</text:p>
                  </table:table-cell>
                </table:table-row>
              </table:table-header-rows>
              <table:table-row>
                <table:table-cell table:style-name="EscapeSequences.A1" office:value-type="string">
                  <text:p text:style-name="P19">\ddd</text:p>
                </table:table-cell>
                <table:table-cell table:style-name="EscapeSequences.A1" office:value-type="string">
                  <text:p text:style-name="P19">octal character (ddd)</text:p>
                </table:table-cell>
              </table:table-row>
              <table:table-row>
                <table:table-cell table:style-name="EscapeSequences.A1" office:value-type="string">
                  <text:p text:style-name="P19">\uxxxx</text:p>
                </table:table-cell>
                <table:table-cell table:style-name="EscapeSequences.A1" office:value-type="string">
                  <text:p text:style-name="P19">hexadecimal (UNICODE) character (xxxx)</text:p>
                </table:table-cell>
              </table:table-row>
              <table:table-row>
                <table:table-cell table:style-name="EscapeSequences.A1" office:value-type="string">
                  <text:p text:style-name="P19">\'</text:p>
                </table:table-cell>
                <table:table-cell table:style-name="EscapeSequences.A1" office:value-type="string">
                  <text:p text:style-name="P19">single quote</text:p>
                </table:table-cell>
              </table:table-row>
              <table:table-row>
                <table:table-cell table:style-name="EscapeSequences.A1" office:value-type="string">
                  <text:p text:style-name="P19">\”</text:p>
                </table:table-cell>
                <table:table-cell table:style-name="EscapeSequences.A1" office:value-type="string">
                  <text:p text:style-name="P19">double quote</text:p>
                </table:table-cell>
              </table:table-row>
              <table:table-row>
                <table:table-cell table:style-name="EscapeSequences.A1" office:value-type="string">
                  <text:p text:style-name="P19">\\</text:p>
                </table:table-cell>
                <table:table-cell table:style-name="EscapeSequences.A1" office:value-type="string">
                  <text:p text:style-name="P19">backslash</text:p>
                </table:table-cell>
              </table:table-row>
              <table:table-row>
                <table:table-cell table:style-name="EscapeSequences.A1" office:value-type="string">
                  <text:p text:style-name="P19">\r</text:p>
                </table:table-cell>
                <table:table-cell table:style-name="EscapeSequences.A1" office:value-type="string">
                  <text:p text:style-name="P19">carriage return</text:p>
                </table:table-cell>
              </table:table-row>
              <table:table-row>
                <table:table-cell table:style-name="EscapeSequences.A1" office:value-type="string">
                  <text:p text:style-name="P19">\n</text:p>
                </table:table-cell>
                <table:table-cell table:style-name="EscapeSequences.A1" office:value-type="string">
                  <text:p text:style-name="P19">new line (line feed)</text:p>
                </table:table-cell>
              </table:table-row>
              <table:table-row>
                <table:table-cell table:style-name="EscapeSequences.A1" office:value-type="string">
                  <text:p text:style-name="P19">\f</text:p>
                </table:table-cell>
                <table:table-cell table:style-name="EscapeSequences.A1" office:value-type="string">
                  <text:p text:style-name="P19">form feed</text:p>
                </table:table-cell>
              </table:table-row>
              <table:table-row>
                <table:table-cell table:style-name="EscapeSequences.A1" office:value-type="string">
                  <text:p text:style-name="P19">\t</text:p>
                </table:table-cell>
                <table:table-cell table:style-name="EscapeSequences.A1" office:value-type="string">
                  <text:p text:style-name="P19">tab</text:p>
                </table:table-cell>
              </table:table-row>
              <table:table-row>
                <table:table-cell table:style-name="EscapeSequences.A1" office:value-type="string">
                  <text:p text:style-name="P19">\b</text:p>
                </table:table-cell>
                <table:table-cell table:style-name="EscapeSequences.A1" office:value-type="string">
                  <text:p text:style-name="P19">backspace</text:p>
                </table:table-cell>
              </table:table-row>
            </table:table>
            <text:p text:style-name="P12"/>
          </table:table-cell>
          <table:table-cell table:style-name="DataTypes.A2" office:value-type="string">
            <text:p text:style-name="P16">empty string</text:p>
          </table:table-cell>
          <table:table-cell table:style-name="DataTypes.D2" office:value-type="string">
            <text:p text:style-name="P11"><text:span text:style-name="T7">string</text:span> identifier;</text:p>
          </table:table-cell>
        </table:table-row>
        <table:table-row>
          <table:table-cell table:style-name="DataTypes.A2" office:value-type="string">
            <text:p text:style-name="P9">date</text:p>
          </table:table-cell>
          <table:table-cell table:style-name="DataTypes.A2" office:value-type="string">
            <text:p text:style-name="P12">type for storing date and time in format yyyy-[M]M-[d]d [[H]H:[m]m:[s]s] , e.g.: </text:p>
            <text:p text:style-name="P20">2001-01-02</text:p>
            <text:p text:style-name="P20">2002-02-03 12:30:02</text:p>
            <text:p text:style-name="P20">2003-03-04 2:15:7</text:p>
          </table:table-cell>
          <table:table-cell table:style-name="DataTypes.A2" office:value-type="string">
            <text:p text:style-name="P12">current date and time</text:p>
          </table:table-cell>
          <table:table-cell table:style-name="DataTypes.D2" office:value-type="string">
            <text:p text:style-name="P11"><text:span text:style-name="T7">date</text:span> identifier;</text:p>
          </table:table-cell>
        </table:table-row>
        <table:table-row>
          <table:table-cell table:style-name="DataTypes.A2" office:value-type="string">
            <text:p text:style-name="P9">boolean</text:p>
          </table:table-cell>
          <table:table-cell table:style-name="DataTypes.A2" office:value-type="string">
            <text:p text:style-name="P21"><text:span text:style-name="T2">simple type with two values </text:span><text:span text:style-name="T16">true </text:span><text:span text:style-name="T17">and </text:span><text:span text:style-name="T16">false</text:span><text:span text:style-name="T17">. </text:span></text:p>
          </table:table-cell>
          <table:table-cell table:style-name="DataTypes.A2" office:value-type="string">
            <text:p text:style-name="P22">false</text:p>
          </table:table-cell>
          <table:table-cell table:style-name="DataTypes.D2" office:value-type="string">
            <text:p text:style-name="P11"><text:span text:style-name="T7">boolean</text:span> identifier;</text:p>
          </table:table-cell>
        </table:table-row>
      </table:table>
      <text:h text:style-name="Heading_20_1" text:outline-level="1">Variables</text:h>
      <text:p text:style-name="P23"><text:tab/><text:span text:style-name="T18">Variables must be declared before they can be used. Declaration form:</text:span></text:p>
      <text:p text:style-name="P24"><text:tab/><text:tab/><text:span text:style-name="T14">type identifier;</text:span></text:p>
      <text:p text:style-name="P24"><text:span text:style-name="T14"><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3"><text:tab/><text:span text:style-name="T18">Arithmetic operations are not symmetrical. Result of an operation depends on the type of left argument and precision can't be greater than precision of left argument. </text:span></text:p>
      <text:p text:style-name="P24">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8">Declaration and initialization</text:p>
            </table:table-cell>
            <table:table-cell table:style-name="arithmeticOperatorsexamples.A1" office:value-type="string">
              <text:p text:style-name="P8">Operation</text:p>
            </table:table-cell>
            <table:table-cell table:style-name="arithmeticOperatorsexamples.A1" office:value-type="string">
              <text:p text:style-name="P8">Result</text:p>
            </table:table-cell>
          </table:table-row>
        </table:table-header-rows>
        <table:table-row>
          <table:table-cell table:style-name="arithmeticOperatorsexamples.A2" office:value-type="string">
            <text:p text:style-name="P25">int i; i=10;</text:p>
            <text:p text:style-name="P25">number n1; n1=0.1;</text:p>
            <text:p text:style-name="P25">number n2;</text:p>
          </table:table-cell>
          <table:table-cell table:style-name="arithmeticOperatorsexamples.A2" office:value-type="string">
            <text:p text:style-name="P25">n2=i+n1</text:p>
            <text:p text:style-name="P25">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25">decimal d1;d1=0.1;</text:p>
            <text:p text:style-name="P25">decimal(10,4) d2; d2=0.001;</text:p>
            <text:p text:style-name="P25">decimal(10,4) result;</text:p>
          </table:table-cell>
          <table:table-cell table:style-name="arithmeticOperatorsexamples.A2" office:value-type="string">
            <text:p text:style-name="P25">result=d1+d2</text:p>
            <text:p text:style-name="P25">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25">int i;i=10;</text:p>
            <text:p text:style-name="P25">number n1;n1=0.1;</text:p>
            <text:p text:style-name="P25">number result;</text:p>
          </table:table-cell>
          <table:table-cell table:style-name="arithmeticOperatorsexamples.A2" office:value-type="string">
            <text:p text:style-name="P25">result=i/n1</text:p>
            <text:p text:style-name="P11"/>
            <text:p text:style-name="P11"/>
            <text:p text:style-name="P11"/>
            <text:p text:style-name="P11"/>
            <text:p text:style-name="P25">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24"/>
      <text:p text:style-name="P23"/>
      <table:table table:name="operators" table:style-name="operators">
        <table:table-column table:style-name="operators.A"/>
        <table:table-column table:style-name="operators.B"/>
        <table:table-header-rows>
          <table:table-row>
            <table:table-cell table:style-name="operators.A1" office:value-type="string">
              <text:p text:style-name="P26">operator</text:p>
            </table:table-cell>
            <table:table-cell table:style-name="operators.B1" office:value-type="string">
              <text:p text:style-name="P27">result</text:p>
            </table:table-cell>
          </table:table-row>
        </table:table-header-rows>
        <table:table-row>
          <table:table-cell table:style-name="operators.A2" office:value-type="string">
            <text:p text:style-name="P28">+</text:p>
          </table:table-cell>
          <table:table-cell table:style-name="operators.B2" office:value-type="string">
            <text:p text:style-name="P24">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4">concat() </text:span><text:span text:style-name="T15">works faster then addition, so if it is possible it is better to use it instead of addition operator.</text:span> For date variable it is possible to use addition with numeric type. The result is date with added number of whole days from numeric variable, e.g.: </text:p>
            <text:p text:style-name="P13">2004-01-30 + 1.5 = 2004-01-31</text:p>
          </table:table-cell>
        </table:table-row>
        <table:table-row>
          <table:table-cell table:style-name="operators.A2" office:value-type="string">
            <text:p text:style-name="P28">-</text:p>
          </table:table-cell>
          <table:table-cell table:style-name="operators.B2" office:value-type="string">
            <text:p text:style-name="P24">Subtraction (also unary minus). Subtraction operator can be be used between numeric variables or for date and numeric.</text:p>
          </table:table-cell>
        </table:table-row>
        <table:table-row>
          <table:table-cell table:style-name="operators.A2" office:value-type="string">
            <text:p text:style-name="P28">*</text:p>
          </table:table-cell>
          <table:table-cell table:style-name="operators.B2" office:value-type="string">
            <text:p text:style-name="P24">Multiplication (can be used between numeric types only)</text:p>
          </table:table-cell>
        </table:table-row>
        <table:table-row>
          <table:table-cell table:style-name="operators.A2" office:value-type="string">
            <text:p text:style-name="P28">/</text:p>
          </table:table-cell>
          <table:table-cell table:style-name="operators.B2" office:value-type="string">
            <text:p text:style-name="P24">Division (can be used between numeric types only). Dividing by zero throws throws <text:span text:style-name="T14">TransformLangExecutorRuntimeException: Interpreter runtime exception on line <text:s/>... column ... : div - arithmetic exception - / by zero</text:span> (all numeric types except number) or gives <text:span text:style-name="T14">Infinity </text:span>(number type).</text:p>
          </table:table-cell>
        </table:table-row>
        <table:table-row>
          <table:table-cell table:style-name="operators.A2" office:value-type="string">
            <text:p text:style-name="P28">% </text:p>
          </table:table-cell>
          <table:table-cell table:style-name="operators.B2" office:value-type="string">
            <text:p text:style-name="P24">Modulus (can be applied to floating-point types as well as integer types)</text:p>
          </table:table-cell>
        </table:table-row>
        <table:table-row>
          <table:table-cell table:style-name="operators.A2" office:value-type="string">
            <text:p text:style-name="P28">++</text:p>
          </table:table-cell>
          <table:table-cell table:style-name="operators.B2" office:value-type="string">
            <text:p text:style-name="P24">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28">--</text:p>
          </table:table-cell>
          <table:table-cell table:style-name="operators.B2" office:value-type="string">
            <text:p text:style-name="P24">Decrement operator decreases its operand by one (it can be used in prefix form only). It <text:s/>can be applied to floating-point types as well as integer types.</text:p>
          </table:table-cell>
        </table:table-row>
      </table:table>
      <text:h text:style-name="Heading_20_2" text:outline-level="2">Relational operators</text:h>
      <text:p text:style-name="P23"/>
      <table:table table:name="operators2" table:style-name="operators2">
        <table:table-column table:style-name="operators2.A"/>
        <table:table-column table:style-name="operators2.B"/>
        <table:table-header-rows>
          <table:table-row>
            <table:table-cell table:style-name="operators2.A1" office:value-type="string">
              <text:p text:style-name="P28"><text:span text:style-name="T7">operator</text:span> </text:p>
            </table:table-cell>
            <table:table-cell table:style-name="operators2.B1" office:value-type="string">
              <text:p text:style-name="P29">result</text:p>
            </table:table-cell>
          </table:table-row>
        </table:table-header-rows>
        <table:table-row>
          <table:table-cell table:style-name="operators2.A2" office:value-type="string">
            <text:p text:style-name="P28">==</text:p>
            <text:p text:style-name="P28">.eq.</text:p>
          </table:table-cell>
          <table:table-cell table:style-name="operators2.B2" office:value-type="string">
            <text:p text:style-name="P30">Equal to. Can be used for comparison of compatible variables of any type.</text:p>
          </table:table-cell>
        </table:table-row>
        <table:table-row>
          <table:table-cell table:style-name="operators2.A2" office:value-type="string">
            <text:p text:style-name="P9">!=</text:p>
            <text:p text:style-name="P9">&lt;&gt;</text:p>
            <text:p text:style-name="P9">.ne.</text:p>
          </table:table-cell>
          <table:table-cell table:style-name="operators2.B2" office:value-type="string">
            <text:p text:style-name="P31"/>
            <text:p text:style-name="P30">Not equal to. Can be used for comparison of compatible variables of any type.</text:p>
          </table:table-cell>
        </table:table-row>
        <table:table-row>
          <table:table-cell table:style-name="operators2.A2" office:value-type="string">
            <text:p text:style-name="P9">&gt;</text:p>
            <text:p text:style-name="P9">.gt.</text:p>
          </table:table-cell>
          <table:table-cell table:style-name="operators2.B2" office:value-type="string">
            <text:p text:style-name="P30">Greater then. <text:s/>Can be used for comparison of compatible variables of numeric, date or string types.</text:p>
          </table:table-cell>
        </table:table-row>
        <table:table-row>
          <table:table-cell table:style-name="operators2.A2" office:value-type="string">
            <text:p text:style-name="P9">&lt;</text:p>
            <text:p text:style-name="P9">.lt.</text:p>
          </table:table-cell>
          <table:table-cell table:style-name="operators2.B2" office:value-type="string">
            <text:p text:style-name="P30">Less then. Can be used for comparison of compatible variables of numeric, date or string types.</text:p>
          </table:table-cell>
        </table:table-row>
        <table:table-row>
          <table:table-cell table:style-name="operators2.A2" office:value-type="string">
            <text:p text:style-name="P9">&gt;=</text:p>
            <text:p text:style-name="P9">=&gt;</text:p>
            <text:p text:style-name="P9">.ge.</text:p>
          </table:table-cell>
          <table:table-cell table:style-name="operators2.B2" office:value-type="string">
            <text:p text:style-name="P32">Greater then or equal to. Can be used for comparison of compatible variables of numeric, date or string types.</text:p>
          </table:table-cell>
        </table:table-row>
        <table:table-row>
          <table:table-cell table:style-name="operators2.A2" office:value-type="string">
            <text:p text:style-name="P9">&lt;=</text:p>
            <text:p text:style-name="P9">=&lt;</text:p>
            <text:p text:style-name="P9">.le.</text:p>
          </table:table-cell>
          <table:table-cell table:style-name="operators2.B2" office:value-type="string">
            <text:p text:style-name="P32">Less then or equal to. Can be used for comparison of compatible variables of numeric, date or string types.</text:p>
          </table:table-cell>
        </table:table-row>
        <table:table-row>
          <table:table-cell table:style-name="operators2.A2" office:value-type="string">
            <text:p text:style-name="P9">~=</text:p>
            <text:p text:style-name="P9">.regex.</text:p>
          </table:table-cell>
          <table:table-cell table:style-name="operators2.B2" office:value-type="string">
            <text:p text:style-name="P24">Checks if given string matches against the regular expression. Examples:</text:p>
            <text:list text:style-name="L1">
              <text:list-item>
                <text:p text:style-name="P33"><text:span text:style-name="T19">s~=”[^abc].*”</text:span><text:span text:style-name="T20"> means that any character (.) except (^) a or b or c ([abc]) <text:tab/>may occur </text:span>zero or more times</text:p>
              </text:list-item>
              <text:list-item>
                <text:p text:style-name="P33"><text:span text:style-name="T19">s.regex.'</text:span><text:span text:style-name="T21">[a-zA-Z]{3}'</text:span><text:span text:style-name="T22"> means that characters </text:span><text:span text:style-name="Teletype"><text:span text:style-name="T23">a</text:span></text:span><text:span text:style-name="T22"> through </text:span><text:span text:style-name="Teletype"><text:span text:style-name="T23">z</text:span></text:span><text:span text:style-name="T22"> or </text:span><text:span text:style-name="Teletype"><text:span text:style-name="T23">A</text:span></text:span><text:span text:style-name="T22"> through </text:span><text:span text:style-name="Teletype"><text:span text:style-name="T23">Z</text:span></text:span><text:span text:style-name="T22">, inclusive (range) occur exactly </text:span><text:span text:style-name="T24">3</text:span><text:span text:style-name="T22"> times</text:span></text:p>
              </text:list-item>
            </text:list>
            <text:p text:style-name="P34"><text:span text:style-name="T25">For complete rules see documentation of java.util.regex.Pattern</text:span></text:p>
          </table:table-cell>
        </table:table-row>
      </table:table>
      <text:p text:style-name="P24"/>
      <text:p text:style-name="P24">Operators in form <text:span text:style-name="T14">.operator.</text:span> should be lead and trail by space </text:p>
      <text:p text:style-name="P24">(e.g.: <text:span text:style-name="T26">bool_var= int_var1 .lt. $fieldName</text:span><text:span text:style-name="T14"> </text:span>)</text:p>
      <text:h text:style-name="Heading_20_2" text:outline-level="2">Boolean logical operators</text:h>
      <text:p text:style-name="P23"/>
      <table:table table:name="operators3" table:style-name="operators3">
        <table:table-column table:style-name="operators3.A"/>
        <table:table-column table:style-name="operators3.B"/>
        <table:table-header-rows>
          <table:table-row>
            <table:table-cell table:style-name="operators3.A1" office:value-type="string">
              <text:p text:style-name="P26">operator</text:p>
            </table:table-cell>
            <table:table-cell table:style-name="operators3.B1" office:value-type="string">
              <text:p text:style-name="P27">result</text:p>
            </table:table-cell>
          </table:table-row>
        </table:table-header-rows>
        <table:table-row>
          <table:table-cell table:style-name="operators3.A2" office:value-type="string">
            <text:p text:style-name="P9">||</text:p>
            <text:p text:style-name="P9">or</text:p>
          </table:table-cell>
          <table:table-cell table:style-name="operators3.B2" office:value-type="string">
            <text:p text:style-name="P24">logical OR</text:p>
          </table:table-cell>
        </table:table-row>
        <table:table-row>
          <table:table-cell table:style-name="operators3.A2" office:value-type="string">
            <text:p text:style-name="P9">&amp;&amp;</text:p>
            <text:p text:style-name="P9">and</text:p>
          </table:table-cell>
          <table:table-cell table:style-name="operators3.B2" office:value-type="string">
            <text:p text:style-name="P16">logical AND</text:p>
          </table:table-cell>
        </table:table-row>
        <table:table-row>
          <table:table-cell table:style-name="operators3.A2" office:value-type="string">
            <text:p text:style-name="P9">!</text:p>
            <text:p text:style-name="P9">not</text:p>
          </table:table-cell>
          <table:table-cell table:style-name="operators3.B2" office:value-type="string">
            <text:p text:style-name="P24">logical NOT</text:p>
          </table:table-cell>
        </table:table-row>
        <table:table-row>
          <table:table-cell table:style-name="operators3.A2" office:value-type="string">
            <text:p text:style-name="P28">==</text:p>
            <text:p text:style-name="P28">.eq.</text:p>
          </table:table-cell>
          <table:table-cell table:style-name="operators3.B2" office:value-type="string">
            <text:p text:style-name="P24">Equal to</text:p>
          </table:table-cell>
        </table:table-row>
        <table:table-row>
          <table:table-cell table:style-name="operators3.A2" office:value-type="string">
            <text:p text:style-name="P9">!=</text:p>
            <text:p text:style-name="P9">&lt;&gt;</text:p>
            <text:p text:style-name="P9">.ne.</text:p>
          </table:table-cell>
          <table:table-cell table:style-name="operators3.B2" office:value-type="string">
            <text:p text:style-name="Table_20_Contents"/>
            <text:p text:style-name="P24">Not equal to</text:p>
          </table:table-cell>
        </table:table-row>
      </table:table>
      <text:p text:style-name="P23"/>
      <text:p text:style-name="P24">Operators in form <text:span text:style-name="T14">.operator.</text:span> should be lead and trail by space </text:p>
      <text:p text:style-name="P24">(e.g.: <text:span text:style-name="T26">bool_var= int_var1 .eq. $fieldName</text:span><text:span text:style-name="T14">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7">If</text:span><text:span text:style-name="T27"> statement</text:span><text:span text:style-name="T18"> </text:span><text:span text:style-name="T1">is conditional branch statement. It can be used to route program execution through two different paths. </text:span><text:span text:style-name="T27">If</text:span><text:span text:style-name="T1"> statement general form:</text:span></text:p>
      <text:p text:style-name="P24"><text:tab/><text:tab/><text:span text:style-name="T28">if </text:span><text:span text:style-name="T14">(Expression) Statement </text:span><text:span text:style-name="T28">else</text:span><text:span text:style-name="T14"> Statement1</text:span></text:p>
      <text:p text:style-name="P24"><text:tab/>Statement may be a single statement or a compound statement enclosed in curly braces. The <text:span text:style-name="T14">Expression</text:span> is any expression that returns a boolean value. The <text:span text:style-name="T7">else</text:span> clause is optional. It is possible to use ladder <text:span text:style-name="T7">if</text:span> statement:</text:p>
      <text:p text:style-name="P24"><text:tab/><text:span text:style-name="T28">if</text:span><text:span text:style-name="T14"> (Expression1) Statement1</text:span></text:p>
      <text:p text:style-name="P22"><text:tab/><text:span text:style-name="T7">else if</text:span> (Expression2) Statement2</text:p>
      <text:p text:style-name="P22"><text:tab/><text:span text:style-name="T7">else if </text:span>(Expression3) Statement3</text:p>
      <text:p text:style-name="P22"><text:tab/><text:tab/>.</text:p>
      <text:p text:style-name="P22"><text:tab/><text:tab/>.</text:p>
      <text:p text:style-name="P22"><text:tab/><text:tab/>.</text:p>
      <text:p text:style-name="P22"><text:tab/><text:span text:style-name="T7">else</text:span> Statement-n</text:p>
      <text:p text:style-name="P24">where it is executed from top down. As soon as one of the <text:span text:style-name="T14">Expression </text:span>is true, the S<text:span text:style-name="T14">tatement </text:span>associated with its <text:span text:style-name="T7">if</text:span> is executed, and rest of the ladder is bypassed. If none of the condition is true, then the final <text:span text:style-name="T7">else</text:span> S<text:span text:style-name="T14">tatement</text:span> is executed. This final <text:span text:style-name="T7">else</text:span> acts as a default condition. If there is no final <text:span text:style-name="T7">else</text:span> and all other conditions are false, then no action will take place.</text:p>
      <text:p text:style-name="P24"><text:tab/></text:p>
      <text:h text:style-name="Heading_20_3" text:outline-level="3">Switch statement</text:h>
      <text:p text:style-name="P24"><text:span text:style-name="T7"><text:tab/>Switch statement </text:span>is multi-way branch statement. It dispatches program execution to different parts of code based on the value of an expression. <text:span text:style-name="T7">Switch</text:span> statement form:</text:p>
      <text:p text:style-name="P24"><text:tab/><text:span text:style-name="T28">switch</text:span><text:span text:style-name="T14"> (Expression) {</text:span></text:p>
      <text:p text:style-name="P22"><text:tab/><text:tab/><text:span text:style-name="T7">case</text:span> Expression1:Statement1</text:p>
      <text:p text:style-name="P22"><text:tab/><text:tab/><text:span text:style-name="T7">case</text:span> Expression2:Statement2</text:p>
      <text:p text:style-name="P22"><text:tab/><text:tab/><text:tab/>.</text:p>
      <text:p text:style-name="P22"><text:tab/><text:tab/><text:tab/>.</text:p>
      <text:p text:style-name="P22"><text:tab/><text:tab/><text:tab/>.</text:p>
      <text:p text:style-name="P22"><text:tab/><text:tab/><text:span text:style-name="T7">default</text:span>: Statement-n</text:p>
      <text:p text:style-name="P22"><text:tab/>}</text:p>
      <text:p text:style-name="P24">First <text:span text:style-name="T14">Expression </text:span>can be of any type and the type of the other <text:span text:style-name="T14">Expressions</text:span> has to be compatible with this type. It means that following example is correct and for n=2 will be executed <text:span text:style-name="T14">Statement2</text:span>:</text:p>
      <text:p text:style-name="P13">int n;</text:p>
      <text:p text:style-name="P13">number m; m=2.0;</text:p>
      <text:p text:style-name="P13">switch (n) {</text:p>
      <text:p text:style-name="P13"><text:tab/>case 1:Statement1</text:p>
      <text:p text:style-name="P13"><text:tab/>case m:Statement2</text:p>
      <text:p text:style-name="P13"><text:tab/>case 2:Statement3</text:p>
      <text:p text:style-name="P13"><text:tab/>default:Statement4 </text:p>
      <text:p text:style-name="P13">}</text:p>
      <text:p text:style-name="P24"><text:span text:style-name="T29">In</text:span> case that <text:span text:style-name="T7">case</text:span> expressions have the same value, all statements will be executed (in example above for <text:span text:style-name="T26">n=2</text:span> <text:span text:style-name="T14">Statement3 </text:span>as well as <text:span text:style-name="T14">Statement2</text:span> will be executed). </text:p>
      <text:p text:style-name="P24"><text:tab/>The <text:span text:style-name="T7">switch</text:span> statement works like this: the value of the <text:span text:style-name="T14">Expression </text:span>is compared with each of the expressions in the case statements. If a match is found there is executed the statement from corresponding <text:span text:style-name="T7">case</text:span> statement and comparing continues. If none of the expressions matches the value of the <text:span text:style-name="T14">Expression, </text:span>then the <text:span text:style-name="T7">default</text:span> statement is executed. <text:span text:style-name="T7">Default</text:span> statement is optional, so if no <text:span text:style-name="T14">Expression1 </text:span>till <text:span text:style-name="T14">Expression-n-1</text:span> matches and no <text:span text:style-name="T7">default</text:span> is present , then no further action is taken.</text:p>
      <text:h text:style-name="Heading_20_2" text:outline-level="2"><text:span text:style-name="T30">Iteration statements</text:span></text:h>
      <text:h text:style-name="Heading_20_3" text:outline-level="3">While loop</text:h>
      <text:p text:style-name="P23"><text:tab/><text:span text:style-name="T7">W</text:span><text:span text:style-name="T27">hile loop </text:span><text:span text:style-name="T18">repeats a statement while its controlling expression is true. </text:span><text:span text:style-name="T27">While</text:span><text:span text:style-name="T18"> loop form:</text:span></text:p>
      <text:p text:style-name="P24"><text:tab/><text:tab/><text:span text:style-name="T28">while</text:span><text:span text:style-name="T14"> (Expression) Statement</text:span></text:p>
      <text:p text:style-name="P22"><text:tab/><text:span text:style-name="T15">The </text:span>Expression<text:span text:style-name="T15"> can be any boolean expression. The </text:span>Statement<text:span text:style-name="T15"> will be executed as long as the conditional expression is true. When </text:span>Expression <text:span text:style-name="T15">becomes false, control passes to the next line of code immediately following the loop. Since the </text:span><text:span text:style-name="T31">while</text:span><text:span text:style-name="T15"> loop evaluates its conditional expression at the top of the loop, it can happen that </text:span>Statement <text:span text:style-name="T15">will not be executed at all.</text:span></text:p>
      <text:h text:style-name="Heading_20_3" text:outline-level="3">Do-while loop</text:h>
      <text:p text:style-name="P24"><text:tab/><text:span text:style-name="T7">Do-while loop </text:span>is similar to <text:span text:style-name="T7">while</text:span> loop, but the <text:span text:style-name="T14">Statement</text:span> is executed always at least once, even when the <text:span text:style-name="T14">Expression </text:span>is false from the beginning. Form of the <text:span text:style-name="T7">do-while</text:span> loop:</text:p>
      <text:p text:style-name="P24"><text:tab/><text:tab/><text:span text:style-name="T28">do</text:span><text:span text:style-name="T14"> Statement </text:span><text:span text:style-name="T28">while</text:span><text:span text:style-name="T14"> (Expression)</text:span></text:p>
      <text:p text:style-name="P24"><text:tab/>Each iteration of the <text:span text:style-name="T7">do-while</text:span> loop first executes <text:span text:style-name="T14">Statement </text:span>and then evaluates the <text:span text:style-name="T14">Expression.</text:span> If this <text:span text:style-name="T14">Expression</text:span> is true, the loop will repeat, otherwise the loop terminates.</text:p>
      <text:h text:style-name="Heading_20_3" text:outline-level="3">For loop</text:h>
      <text:p text:style-name="P24"><text:tab/><text:span text:style-name="T7">For loop </text:span>is usually used , when there is known number of iteration. <text:span text:style-name="T7">For</text:span> loop form:</text:p>
      <text:p text:style-name="P24"><text:tab/><text:tab/><text:span text:style-name="T28">for</text:span><text:span text:style-name="T14"> (initializationExpression;conditionExpression;iterationExpression) <text:tab/><text:tab/><text:tab/><text:tab/><text:tab/><text:tab/>Statement<text:line-break/></text:span><text:tab/>The <text:span text:style-name="T7">for</text:span> loop operates as follows: when the loop first starts <text:span text:style-name="T14">initializationExpression</text:span> is executed (it can be assignment or only name of variable controlling the loop). <text:span text:style-name="T14">InitializationExpression</text:span> is executed only once. Next <text:span text:style-name="T14">conditionExpression </text:span>is evaluated (it has to be boolean expression). It usually tests the loop control variable against the end's condition. If this expression is true <text:span text:style-name="T14">Statement</text:span> is executed else the loop terminates. Next the <text:span text:style-name="T14">iterationExpression</text:span> is executed. This is usually expression, which increments or decrements loop control variable. The loop then iterates, first evaluating <text:span text:style-name="T14">conditionExpression</text:span>, executing <text:span text:style-name="T14">Statement, </text:span>then <text:span text:style-name="T14">iterationExpression</text:span> and so on until the <text:span text:style-name="T14">conditionExpression</text:span> is false.</text:p>
      <text:h text:style-name="Heading_20_2" text:outline-level="2"><text:span text:style-name="T30">Jump statements</text:span></text:h>
      <text:h text:style-name="Heading_20_3" text:outline-level="3">Break statement</text:h>
      <text:p text:style-name="P27"><text:tab/>Break statement <text:span text:style-name="T2">is used for force termination of loop. It consist of one word: </text:span><text:span text:style-name="T7">break</text:span><text:span text:style-name="T2">. When a </text:span><text:span text:style-name="T7">break</text:span><text:span text:style-name="T2"> statement is encountered inside a loop, the loop is terminated and program control resumes at the next statement following the loop. When it is used in nested loop only the innermost loop is terminated. For example:</text:span></text:p>
      <text:p text:style-name="P14"><text:span text:style-name="T8">int year;year=0;</text:span></text:p>
      <text:p text:style-name="P35">int i;</text:p>
      <text:p text:style-name="P35">while (year&lt;33) {</text:p>
      <text:p text:style-name="P35"><text:tab/>year=year+1;</text:p>
      <text:p text:style-name="P35"><text:tab/>for (i=0;i&lt;20;i=i+1) </text:p>
      <text:p text:style-name="P35"><text:tab/><text:tab/>if (i==10) break</text:p>
      <text:p text:style-name="P35">}</text:p>
      <text:p text:style-name="P36">after the <text:span text:style-name="T7">while</text:span> loop we have<text:span text:style-name="T26"> year=34, i=10.</text:span></text:p>
      <text:h text:style-name="Heading_20_3" text:outline-level="3">Continue statement</text:h>
      <text:p text:style-name="P36"><text:tab/><text:span text:style-name="T7">Continue statement </text:span><text:span text:style-name="T2">breaks the current iteration of loop and control of program continues with next iteration or </text:span><text:span text:style-name="T16">iterationExpression</text:span><text:span text:style-name="T2"> in </text:span><text:span text:style-name="T7">for</text:span><text:span text:style-name="T2"> loop. Syntax: </text:span><text:span text:style-name="T28">continue</text:span></text:p>
      <text:h text:style-name="Heading_20_3" text:outline-level="3">Return statement</text:h>
      <text:p text:style-name="P37"><text:tab/>Return statement <text:span text:style-name="T2">is used to explicitly </text:span><text:span text:style-name="T7">return</text:span><text:span text:style-name="T2"> from a function. It means that execution of program is transferred back to the place the function was called and to the caller is assigned function's </text:span><text:span text:style-name="T7">return</text:span><text:span text:style-name="T2"> value. The </text:span><text:span text:style-name="T7">return</text:span><text:span text:style-name="T2"> statement is the last statement executed in function. If in a function there is no </text:span><text:span text:style-name="T7">return</text:span><text:span text:style-name="T2"> statement, execution of the functions ends on last statement and the </text:span><text:span text:style-name="T7">return</text:span><text:span text:style-name="T2"> value of function is </text:span><text:span text:style-name="T7">null</text:span><text:span text:style-name="T2">. </text:span><text:span text:style-name="T7">Return</text:span><text:span text:style-name="T2"> statement used in block causes skipping all statements after it till the end of block. General form of </text:span><text:span text:style-name="T7">return</text:span><text:span text:style-name="T2"> statement:</text:span></text:p>
      <text:p text:style-name="P38"><text:tab/><text:span text:style-name="T28">return</text:span><text:span text:style-name="T14"> Expression </text:span></text:p>
      <text:p text:style-name="P39">Expression<text:span text:style-name="T32"> is non-obligatory. </text:span><text:span text:style-name="T33">Return</text:span><text:span text:style-name="T32"> statement without </text:span><text:span text:style-name="T34">Expression</text:span><text:span text:style-name="T32"> returns </text:span><text:span text:style-name="T33">null</text:span><text:span text:style-name="T32"> value.</text:span></text:p>
      <text:h text:style-name="Heading_20_1" text:outline-level="1">Build-in functions</text:h>
      <text:p text:style-name="P40"/>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table-cell table:style-name="functions.A1" office:value-type="string">
              <text:p text:style-name="P41">Function </text:p>
            </table:table-cell>
            <table:table-cell table:style-name="functions.A1" office:value-type="string">
              <text:p text:style-name="P41">Return type</text:p>
            </table:table-cell>
            <table:table-cell table:style-name="functions.A1" office:value-type="string">
              <text:p text:style-name="P41">Argument's type</text:p>
            </table:table-cell>
            <table:table-cell table:style-name="functions.A1" office:value-type="string">
              <text:p text:style-name="P41">Exceptions</text:p>
            </table:table-cell>
            <table:table-cell table:style-name="functions.E1" office:value-type="string">
              <text:p text:style-name="P41">Description</text:p>
            </table:table-cell>
          </table:table-row>
        </table:table-header-rows>
        <table:table-row>
          <table:table-cell table:style-name="functions.A2" office:value-type="string">
            <text:p text:style-name="P42">substring(original,from,length)</text:p>
          </table:table-cell>
          <table:table-cell table:style-name="functions.A2" office:value-type="string">
            <text:p text:style-name="P42">string</text:p>
          </table:table-cell>
          <table:table-cell table:style-name="functions.A2" office:value-type="string">
            <text:p text:style-name="P42">original – string</text:p>
            <text:p text:style-name="P42">from – numeric</text:p>
            <text:p text:style-name="P42">length – numeric</text:p>
          </table:table-cell>
          <table:table-cell table:style-name="functions.A2" office:value-type="string">
            <text:p text:style-name="P42"><text:span text:style-name="T14">TransformLangExecutorRuntimeException:</text:span> Interpreter runtime exception : substring - wrong type of literal(s) – when first argument is not of type string or second or third argument is not of one of numeric types</text:p>
            <text:p text:style-name="P42"><text:span text:style-name="T14">StringIndexOutOfBoundsException</text:span>: String index out of range: 14 – when “from” or “from+length” is out of string bounds or “length” is less then 0</text:p>
            <text:p text:style-name="P42"><text:span text:style-name="T14">TransformLangExecutorRuntimeException:</text:span> Interpreter runtime exception on line 3 column 32 : NULL value not allowed – when an argument has null value</text:p>
          </table:table-cell>
          <table:table-cell table:style-name="functions.E2" office:value-type="string">
            <text:p text:style-name="P42">returns sub-string of the original string starting from “from” letter and of length of “length”. When “from” or “length” are of number or decimal type it is taken integer part of argument</text:p>
          </table:table-cell>
        </table:table-row>
        <table:table-row>
          <table:table-cell table:style-name="functions.A2" office:value-type="string">
            <text:p text:style-name="P42">uppercase(original)</text:p>
          </table:table-cell>
          <table:table-cell table:style-name="functions.A2" office:value-type="string">
            <text:p text:style-name="P42">string</text:p>
          </table:table-cell>
          <table:table-cell table:style-name="functions.A2" office:value-type="string">
            <text:p text:style-name="P42">original – string</text:p>
          </table:table-cell>
          <table:table-cell table:style-name="functions.A2" office:value-type="string">
            <text:p text:style-name="P42"><text:span text:style-name="T14">TransformLangExecutorRuntimeException</text:span>: Interpreter runtime exception : uppercase - wrong type of literal – when argument is not of type string or has null value</text:p>
          </table:table-cell>
          <table:table-cell table:style-name="functions.E2" office:value-type="string">
            <text:p text:style-name="P42">returns upper case representation of original string</text:p>
          </table:table-cell>
        </table:table-row>
        <table:table-row>
          <table:table-cell table:style-name="functions.A2" office:value-type="string">
            <text:p text:style-name="P42">lowercase(original)</text:p>
          </table:table-cell>
          <table:table-cell table:style-name="functions.A2" office:value-type="string">
            <text:p text:style-name="P42">string</text:p>
          </table:table-cell>
          <table:table-cell table:style-name="functions.A2" office:value-type="string">
            <text:p text:style-name="P42">original – string</text:p>
          </table:table-cell>
          <table:table-cell table:style-name="functions.A2" office:value-type="string">
            <text:p text:style-name="P42"><text:span text:style-name="T14">TransformLangExecutorRuntimeException</text:span>: Interpreter runtime exception : lowercase – wrong type of literal – when argument is not of type string or has null value</text:p>
          </table:table-cell>
          <table:table-cell table:style-name="functions.E2" office:value-type="string">
            <text:p text:style-name="P42">returns lower case representation of original string</text:p>
          </table:table-cell>
        </table:table-row>
        <table:table-row>
          <table:table-cell table:style-name="functions.A2" office:value-type="string">
            <text:p text:style-name="P42">trim(original)</text:p>
          </table:table-cell>
          <table:table-cell table:style-name="functions.A2" office:value-type="string">
            <text:p text:style-name="P42">string</text:p>
          </table:table-cell>
          <table:table-cell table:style-name="functions.A2" office:value-type="string">
            <text:p text:style-name="P42">original – string</text:p>
          </table:table-cell>
          <table:table-cell table:style-name="functions.A2" office:value-type="string">
            <text:p text:style-name="P42"><text:span text:style-name="T14">TransformLangExecutorRuntimeException</text:span>: Interpreter runtime exception : lowercase – wrong type of literal – when argument is not of type string or has null value</text:p>
          </table:table-cell>
          <table:table-cell table:style-name="functions.E2" office:value-type="string">
            <text:p text:style-name="P43"><text:span text:style-name="T15">returns</text:span> a copy of the string, with leading and trailing white space omitted.<text:span text:style-name="T15"> </text:span></text:p>
          </table:table-cell>
        </table:table-row>
        <table:table-row>
          <table:table-cell table:style-name="functions.A2" office:value-type="string">
            <text:p text:style-name="P42">length(str_arg)</text:p>
          </table:table-cell>
          <table:table-cell table:style-name="functions.A2" office:value-type="string">
            <text:p text:style-name="P42">int</text:p>
          </table:table-cell>
          <table:table-cell table:style-name="functions.A2" office:value-type="string">
            <text:p text:style-name="P42">str_arg - string</text:p>
          </table:table-cell>
          <table:table-cell table:style-name="functions.A2" office:value-type="string">
            <text:p text:style-name="P42"><text:span text:style-name="T14">TransformLangExecutorRuntimeException</text:span>: Interpreter runtime exception : length – wrong type of literal – when argument is not of type string or has null value</text:p>
          </table:table-cell>
          <table:table-cell table:style-name="functions.E2" office:value-type="string">
            <text:p text:style-name="P42">returns the length of str_arg string</text:p>
          </table:table-cell>
        </table:table-row>
        <table:table-row>
          <table:table-cell table:style-name="functions.A2" office:value-type="string">
            <text:p text:style-name="P42">concat(arg1,arg2, .....)</text:p>
          </table:table-cell>
          <table:table-cell table:style-name="functions.A2" office:value-type="string">
            <text:p text:style-name="P42">string</text:p>
          </table:table-cell>
          <table:table-cell table:style-name="functions.A2" office:value-type="string">
            <text:p text:style-name="P42">at least two arguments of any type, each argument can be of different type</text:p>
          </table:table-cell>
          <table:table-cell table:style-name="functions.A2" office:value-type="string">
            <text:p text:style-name="P42"><text:span text:style-name="T14">TransformLangExecutorRuntimeException</text:span>: Interpreter runtime exception : concat – wrong type of literal – when argument has null value</text:p>
          </table:table-cell>
          <table:table-cell table:style-name="functions.E2" office:value-type="string">
            <text:p text:style-name="P42">returns a string which is concatenation of function's arguments. When argument is not of the string type, it is taken for concatenation its string representation. Usage of concat() function has the same result as addition, but works faster.</text:p>
          </table:table-cell>
        </table:table-row>
        <table:table-row>
          <table:table-cell table:style-name="functions.A2" office:value-type="string">
            <text:p text:style-name="P42">dateadd(start,amount,field)</text:p>
          </table:table-cell>
          <table:table-cell table:style-name="functions.A2" office:value-type="string">
            <text:p text:style-name="P42">date</text:p>
          </table:table-cell>
          <table:table-cell table:style-name="functions.A2" office:value-type="string">
            <text:p text:style-name="P44">start – date</text:p>
            <text:p text:style-name="P44">amount - numeric</text:p>
            <text:p text:style-name="P45"><text:span text:style-name="T15">field – one of: year, month, day, hour, minute, sec, second, </text:span><text:span text:style-name="T35">millisec</text:span><text:span text:style-name="T36">, <text:s/>millisec</text:span></text:p>
          </table:table-cell>
          <table:table-cell table:style-name="functions.A2" office:value-type="string">
            <text:p text:style-name="P42"><text:span text:style-name="T14">TransformLangExecutorRuntimeException:</text:span> Interpreter runtime exception : dateadd - no Date expression - when first argument is not of type date or has null value</text:p>
            <text:p text:style-name="P42"><text:span text:style-name="T14">TransformLangExecutorRuntimeException: </text:span>Interpreter runtime exception : dateadd – when second argument is not of one of numeric types or has null value</text:p>
          </table:table-cell>
          <table:table-cell table:style-name="functions.E2" office:value-type="string">
            <text:p text:style-name="P42">returns a date later (earlier) from start date for “amount” of time units described by “field” e.g.: </text:p>
            <text:p text:style-name="P46">dateadd(2006-01-01,14, month) = 2007-03-01</text:p>
            <text:p text:style-name="P46">dateadd(2006-01-30,-2, day) = 2006-01-28</text:p>
          </table:table-cell>
        </table:table-row>
        <table:table-row>
          <table:table-cell table:style-name="functions.A2" office:value-type="string">
            <text:p text:style-name="P42">datediff(later,earlier,field)</text:p>
          </table:table-cell>
          <table:table-cell table:style-name="functions.A2" office:value-type="string">
            <text:p text:style-name="P42">int</text:p>
          </table:table-cell>
          <table:table-cell table:style-name="functions.A2" office:value-type="string">
            <text:p text:style-name="P42">later – date</text:p>
            <text:p text:style-name="P42">earlier – date</text:p>
            <text:p text:style-name="P44">field – one of: year, month, day, hour, minute, sec, second</text:p>
          </table:table-cell>
          <table:table-cell table:style-name="functions.A2" office:value-type="string">
            <text:p text:style-name="P42"><text:span text:style-name="T14">TransformLangExecutorRuntimeException:</text:span> Interpreter runtime exception : dateadd - no Date expression - when first or second argument is not of type date or has null value</text:p>
            <text:p text:style-name="P42"><text:span text:style-name="T14">TransformLangExecutorRuntimeException</text:span>: Interpreter runtime exception : datediff - wrong difference unit – when field is <text:s/><text:span text:style-name="T37">millisec or <text:s/>millisec</text:span></text:p>
          </table:table-cell>
          <table:table-cell table:style-name="functions.E2" office:value-type="string">
            <text:p text:style-name="P42">returns difference between two dates in time units described by “field”, e.g. </text:p>
            <text:p text:style-name="P46">datediff(</text:p>
            <text:p text:style-name="P46">1946-04-01, </text:p>
            <text:p text:style-name="P46">2006-01-01,year) =-60</text:p>
            <text:p text:style-name="P42">If “later” is after “earlier” the result is positive else it is negative.</text:p>
          </table:table-cell>
        </table:table-row>
        <table:table-row>
          <table:table-cell table:style-name="functions.A2" office:value-type="string">
            <text:p text:style-name="P42">today()</text:p>
          </table:table-cell>
          <table:table-cell table:style-name="functions.A2" office:value-type="string">
            <text:p text:style-name="P42">date</text:p>
          </table:table-cell>
          <table:table-cell table:style-name="functions.A2" office:value-type="string">
            <text:p text:style-name="P42"/>
          </table:table-cell>
          <table:table-cell table:style-name="functions.A2" office:value-type="string">
            <text:p text:style-name="P42">none</text:p>
          </table:table-cell>
          <table:table-cell table:style-name="functions.E2" office:value-type="string">
            <text:p text:style-name="P42">returns current date and time</text:p>
          </table:table-cell>
        </table:table-row>
        <table:table-row>
          <table:table-cell table:style-name="functions.A2" office:value-type="string">
            <text:p text:style-name="P42">isnull(arg)</text:p>
          </table:table-cell>
          <table:table-cell table:style-name="functions.A2" office:value-type="string">
            <text:p text:style-name="P42">boolean</text:p>
          </table:table-cell>
          <table:table-cell table:style-name="functions.A2" office:value-type="string">
            <text:p text:style-name="P42">arg – any type</text:p>
          </table:table-cell>
          <table:table-cell table:style-name="functions.A2" office:value-type="string">
            <text:p text:style-name="P42">none</text:p>
          </table:table-cell>
          <table:table-cell table:style-name="functions.E2" office:value-type="string">
            <text:p text:style-name="P42">returns true if and only if arg value is null</text:p>
          </table:table-cell>
        </table:table-row>
        <table:table-row>
          <table:table-cell table:style-name="functions.A2" office:value-type="string">
            <text:p text:style-name="P42">nvl(arg,default)</text:p>
          </table:table-cell>
          <table:table-cell table:style-name="functions.A2" office:value-type="string">
            <text:p text:style-name="P42">the same as the arg type</text:p>
          </table:table-cell>
          <table:table-cell table:style-name="functions.A2" office:value-type="string">
            <text:p text:style-name="P42">arg – any type</text:p>
            <text:p text:style-name="P42">default - the same as the arg type</text:p>
          </table:table-cell>
          <table:table-cell table:style-name="functions.A2" office:value-type="string">
            <text:p text:style-name="P42">none</text:p>
          </table:table-cell>
          <table:table-cell table:style-name="functions.E2" office:value-type="string">
            <text:p text:style-name="P42">returns value of “arg” if it is not null or “default” value if “arg” value is null</text:p>
          </table:table-cell>
        </table:table-row>
        <table:table-row>
          <table:table-cell table:style-name="functions.A2" office:value-type="string">
            <text:p text:style-name="P42">replace(original,regex,dest)</text:p>
          </table:table-cell>
          <table:table-cell table:style-name="functions.A2" office:value-type="string">
            <text:p text:style-name="P42">string</text:p>
          </table:table-cell>
          <table:table-cell table:style-name="functions.A2" office:value-type="string">
            <text:p text:style-name="P42">original – string</text:p>
            <text:p text:style-name="P42">regex – regular expression (see description of ~=, .regex. operator)</text:p>
            <text:p text:style-name="P42">dest – string</text:p>
          </table:table-cell>
          <table:table-cell table:style-name="functions.A2" office:value-type="string">
            <text:p text:style-name="P42"><text:span text:style-name="T14">TransformLangExecutorRuntimeException</text:span>: Interpreter runtime exception on line 26 column 33 : NULL value not allowed – when argument has null value</text:p>
            <text:p text:style-name="P42"><text:span text:style-name="T14">TransformLangExecutorRuntimeException</text:span>: Interpreter runtime exception : replace - wrong type of literal(s) – when argument is not of the type string</text:p>
          </table:table-cell>
          <table:table-cell table:style-name="functions.E2" office:value-type="string">
            <text:p text:style-name="P42">returns string which has all occurrences of regex changed to dest, e.g.:</text:p>
            <text:p text:style-name="P42"><text:span text:style-name="T26">replace('HELlo','[lL]','t') = 'Hetto' </text:span>– changed every 'l' or 'L' to 't'</text:p>
          </table:table-cell>
        </table:table-row>
        <table:table-row>
          <table:table-cell table:style-name="functions.A2" office:value-type="string">
            <text:p text:style-name="P42">str2num(str)</text:p>
            <text:p text:style-name="P42"/>
            <text:p text:style-name="P42"/>
            <text:p text:style-name="P42"/>
            <text:p text:style-name="P42"/>
            <text:p text:style-name="P42">str2num(str, type)</text:p>
          </table:table-cell>
          <table:table-cell table:style-name="functions.A2" office:value-type="string">
            <text:p text:style-name="P42">number</text:p>
            <text:p text:style-name="P42"/>
            <text:p text:style-name="P42"/>
            <text:p text:style-name="P47"/>
            <text:p text:style-name="P47"/>
            <text:p text:style-name="P42">depends on <text:span text:style-name="T7">type</text:span> param.</text:p>
          </table:table-cell>
          <table:table-cell table:style-name="functions.A2" office:value-type="string">
            <text:p text:style-name="P42">str – string</text:p>
            <text:p text:style-name="P42">type – one of : int, long, decimal, number or double</text:p>
          </table:table-cell>
          <table:table-cell table:style-name="functions.A2" office:value-type="string">
            <text:p text:style-name="P42"><text:span text:style-name="T14">TransformLangExecutorRuntimeException</text:span>: Interpreter runtime exception : str2num - wrong type of literal – when str is not of the type string or has null value</text:p>
            <text:p text:style-name="P42"><text:span text:style-name="T14">TransformLangExecutorRuntimeException</text:span>: Interpreter runtime exception : str2num - can't convert ... - when str is not a representation of number or when trying to convert not integer digit to integer type (int, long)</text:p>
          </table:table-cell>
          <table:table-cell table:style-name="functions.E2" office:value-type="string">
            <text:p text:style-name="P42">returns number whose string representation is “str”. When you try to assign str2num result to integer variable there is taken integer part of return, e.g.</text:p>
            <text:p text:style-name="P46">decimal n;</text:p>
            <text:p text:style-name="P46">n=</text:p>
            <text:p text:style-name="P46">str2num('2.5e-1') </text:p>
            <text:p text:style-name="P42"><text:span text:style-name="T26">n=0.25</text:span>, but</text:p>
            <text:p text:style-name="P46">int m;</text:p>
            <text:p text:style-name="P46">m=</text:p>
            <text:p text:style-name="P46">str2num('2.5e-1') </text:p>
            <text:p text:style-name="P46">m=0</text:p>
          </table:table-cell>
        </table:table-row>
        <table:table-row>
          <table:table-cell table:style-name="functions.A2" office:value-type="string">
            <text:p text:style-name="P42">num2str(num)</text:p>
            <text:p text:style-name="P42"/>
            <text:p text:style-name="P42">num2str(num,radix)</text:p>
          </table:table-cell>
          <table:table-cell table:style-name="functions.A2" office:value-type="string">
            <text:p text:style-name="P42">string</text:p>
            <text:p text:style-name="P42"/>
            <text:p text:style-name="P42">string</text:p>
          </table:table-cell>
          <table:table-cell table:style-name="functions.A2" office:value-type="string">
            <text:p text:style-name="P42">num – numeric</text:p>
          </table:table-cell>
          <table:table-cell table:style-name="functions.A2" office:value-type="string">
            <text:p text:style-name="P42"><text:span text:style-name="T14">TransformLangExecutorRuntimeException</text:span>: Interpreter runtime exception : num2str - wrong type of literal – when num is not of one of numeric types or has null value</text:p>
          </table:table-cell>
          <table:table-cell table:style-name="functions.E2" office:value-type="string">
            <text:p text:style-name="P42">returns string representation of “num” e.g.:</text:p>
            <text:p text:style-name="P46">num2str(2.5e-1) = '0.25'</text:p>
            <text:p text:style-name="P46">num2str(1)='1'</text:p>
            <text:p text:style-name="P46">num2str(1.0000)=</text:p>
            <text:p text:style-name="P46">'1.0'</text:p>
          </table:table-cell>
        </table:table-row>
        <table:table-row>
          <table:table-cell table:style-name="functions.A2" office:value-type="string">
            <text:p text:style-name="P42">date2str(date,pattern)</text:p>
          </table:table-cell>
          <table:table-cell table:style-name="functions.A2" office:value-type="string">
            <text:p text:style-name="P42">string</text:p>
          </table:table-cell>
          <table:table-cell table:style-name="functions.A2" office:value-type="string">
            <text:p text:style-name="P42">date – date</text:p>
            <text:p text:style-name="P42">pattern – string</text:p>
          </table:table-cell>
          <table:table-cell table:style-name="functions.A2" office:value-type="string">
            <text:p text:style-name="P42"><text:span text:style-name="T14">TransformLangExecutorRuntimeException</text:span>: Interpreter runtime exception : date2str - wrong type of literal – when “date” is not of type date or has null value</text:p>
            <text:p text:style-name="P42">IllegalArgumentException: Illegal pattern – when “pattern” contains not allowed signs</text:p>
            <text:p text:style-name="P42"/>
          </table:table-cell>
          <table:table-cell table:style-name="functions.E2" office:value-type="string">
            <text:p text:style-name="P42">returns string representation of “date” in format given by “pattern”, e.g.: <text:span text:style-name="T26">date2str</text:span></text:p>
            <text:p text:style-name="P46">(2002-12-24, 'dd.MM.yyyy') ='24.12.2002'</text:p>
            <text:p text:style-name="P48"><text:span text:style-name="T38">For complete rules see documentation of java. text.SimpleDateFormat</text:span></text:p>
          </table:table-cell>
        </table:table-row>
        <table:table-row>
          <table:table-cell table:style-name="functions.A2" office:value-type="string">
            <text:p text:style-name="P42">str2date(date,pattern)</text:p>
          </table:table-cell>
          <table:table-cell table:style-name="functions.A2" office:value-type="string">
            <text:p text:style-name="P42">date</text:p>
          </table:table-cell>
          <table:table-cell table:style-name="functions.A2" office:value-type="string">
            <text:p text:style-name="P42">date – string</text:p>
            <text:p text:style-name="P42">pattern – string</text:p>
          </table:table-cell>
          <table:table-cell table:style-name="functions.A2" office:value-type="string">
            <text:p text:style-name="P42"><text:span text:style-name="T14">TransformLangExecutorRuntimeException</text:span>: Interpreter runtime exception : str2date - wrong type of literal – when “date” is not of type string or has null value</text:p>
            <text:p text:style-name="P42"><text:span text:style-name="T14">TransformLangExecutorRuntimeException</text:span>: Interpreter runtime exception : str2date - can't convert ... - when “date” does not <text:s/>match “pattern”</text:p>
          </table:table-cell>
          <table:table-cell table:style-name="functions.E2" office:value-type="string">
            <text:p text:style-name="P42">returns date which has string representation given by “pattern”</text:p>
          </table:table-cell>
        </table:table-row>
        <table:table-row>
          <table:table-cell table:style-name="functions.A2" office:value-type="string">
            <text:p text:style-name="P42">date2num(date_arg,field)</text:p>
          </table:table-cell>
          <table:table-cell table:style-name="functions.A2" office:value-type="string">
            <text:p text:style-name="P42">int</text:p>
          </table:table-cell>
          <table:table-cell table:style-name="functions.A2" office:value-type="string">
            <text:p text:style-name="P42">date_arg – date</text:p>
            <text:p text:style-name="P44">field – one of: year, month, day, hour, minute, sec, second, <text:span text:style-name="T35">millisec, <text:s/>millisec</text:span></text:p>
          </table:table-cell>
          <table:table-cell table:style-name="functions.A2" office:value-type="string">
            <text:p text:style-name="P42"><text:span text:style-name="T14">TransformLangExecutorRuntimeException</text:span>: Interpreter runtime exception : date2num - no Date expression when first argument is not of type date or has null value</text:p>
          </table:table-cell>
          <table:table-cell table:style-name="functions.E2" office:value-type="string">
            <text:p text:style-name="P42">returns value of given “field” (for month the value is from range 0-11) e.g.:</text:p>
            <text:p text:style-name="P46">d=2001-12-20;</text:p>
            <text:p text:style-name="P46">date2num(d,month) = 11</text:p>
          </table:table-cell>
        </table:table-row>
        <table:table-row>
          <table:table-cell table:style-name="functions.A2" office:value-type="string">
            <text:p text:style-name="P42">iif(con,true_val,false_val)</text:p>
          </table:table-cell>
          <table:table-cell table:style-name="functions.A2" office:value-type="string">
            <text:p text:style-name="P42">the same as the true_val and false_val type</text:p>
          </table:table-cell>
          <table:table-cell table:style-name="functions.A2" office:value-type="string">
            <text:p text:style-name="P42">con – boolean</text:p>
            <text:p text:style-name="P42">true_val – any type</text:p>
            <text:p text:style-name="P42">false_val – the same as true_val</text:p>
          </table:table-cell>
          <table:table-cell table:style-name="functions.A2" office:value-type="string">
            <text:p text:style-name="P42"><text:span text:style-name="T14">TransformLangExecutorRuntimeException</text:span>: Interpreter runtime exception : iif - wrong type of conditional – when first argument is not of the boolean type</text:p>
          </table:table-cell>
          <table:table-cell table:style-name="functions.E2" office:value-type="string">
            <text:p text:style-name="P42">returns “true_val” if “con” is true or “false_val” in other case</text:p>
          </table:table-cell>
        </table:table-row>
        <table:table-row>
          <table:table-cell table:style-name="functions.A2" office:value-type="string">
            <text:p text:style-name="P42">print_err(message)</text:p>
          </table:table-cell>
          <table:table-cell table:style-name="functions.A2" office:value-type="string">
            <text:p text:style-name="P42">void</text:p>
          </table:table-cell>
          <table:table-cell table:style-name="functions.A2" office:value-type="string">
            <text:p text:style-name="P42">message – any type</text:p>
          </table:table-cell>
          <table:table-cell table:style-name="functions.A2" office:value-type="string">
            <text:p text:style-name="P42">none</text:p>
          </table:table-cell>
          <table:table-cell table:style-name="functions.E2" office:value-type="string">
            <text:p text:style-name="P42">prints out on error output “message”</text:p>
          </table:table-cell>
        </table:table-row>
        <table:table-row>
          <table:table-cell table:style-name="functions.A2" office:value-type="string">
            <text:p text:style-name="P42">print_stack()</text:p>
          </table:table-cell>
          <table:table-cell table:style-name="functions.A2" office:value-type="string">
            <text:p text:style-name="P42">void</text:p>
          </table:table-cell>
          <table:table-cell table:style-name="functions.A2" office:value-type="string">
            <text:p text:style-name="P42"/>
          </table:table-cell>
          <table:table-cell table:style-name="functions.A2" office:value-type="string">
            <text:p text:style-name="P42"/>
          </table:table-cell>
          <table:table-cell table:style-name="functions.E2" office:value-type="string">
            <text:p text:style-name="P42">not implemented yet</text:p>
          </table:table-cell>
        </table:table-row>
        <table:table-row>
          <table:table-cell table:style-name="functions.A2" office:value-type="string">
            <text:p text:style-name="P42">breakpoint()</text:p>
          </table:table-cell>
          <table:table-cell table:style-name="functions.A2" office:value-type="string">
            <text:p text:style-name="P42">void</text:p>
          </table:table-cell>
          <table:table-cell table:style-name="functions.A2" office:value-type="string">
            <text:p text:style-name="P42"/>
          </table:table-cell>
          <table:table-cell table:style-name="functions.A2" office:value-type="string">
            <text:p text:style-name="P42"/>
          </table:table-cell>
          <table:table-cell table:style-name="functions.E2" office:value-type="string">
            <text:p text:style-name="P42">not implemented yet</text:p>
          </table:table-cell>
        </table:table-row>
        <table:table-row>
          <table:table-cell table:style-name="functions.A2" office:value-type="string">
            <text:p text:style-name="P42">sqrt(arg)</text:p>
          </table:table-cell>
          <table:table-cell table:style-name="functions.A2" office:value-type="string">
            <text:p text:style-name="P42">number</text:p>
          </table:table-cell>
          <table:table-cell table:style-name="functions.A2" office:value-type="string">
            <text:p text:style-name="P42">arg - numeric</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has null value</text:p>
          </table:table-cell>
          <table:table-cell table:style-name="functions.E2" office:value-type="string">
            <text:p text:style-name="P42">returns square root of “arg” or NaN if “arg” is less then zero</text:p>
            <text:p text:style-name="P42"/>
            <text:p text:style-name="P42"/>
            <text:p text:style-name="P42"/>
            <text:p text:style-name="P42"/>
            <text:p text:style-name="P42"/>
          </table:table-cell>
        </table:table-row>
        <table:table-row>
          <table:table-cell table:style-name="functions.A2" office:value-type="string">
            <text:p text:style-name="P42">log(arg)</text:p>
          </table:table-cell>
          <table:table-cell table:style-name="functions.A2" office:value-type="string">
            <text:p text:style-name="P42">number</text:p>
          </table:table-cell>
          <table:table-cell table:style-name="functions.A2" office:value-type="string">
            <text:p text:style-name="P42">arg - numeric</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has null value</text:p>
          </table:table-cell>
          <table:table-cell table:style-name="functions.E2" office:value-type="string">
            <text:p text:style-name="P49"><text:span text:style-name="T15">returns natural logarithm </text:span><text:span text:style-name="T39">(base e) of “arg”, -Infinity if “arg” equals zero or NaN if “arg” is less then zero</text:span></text:p>
          </table:table-cell>
        </table:table-row>
        <table:table-row>
          <table:table-cell table:style-name="functions.A2" office:value-type="string">
            <text:p text:style-name="P42">log10(arg)</text:p>
          </table:table-cell>
          <table:table-cell table:style-name="functions.A2" office:value-type="string">
            <text:p text:style-name="P42">number</text:p>
          </table:table-cell>
          <table:table-cell table:style-name="functions.A2" office:value-type="string">
            <text:p text:style-name="P42">arg - numeric</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has null value</text:p>
          </table:table-cell>
          <table:table-cell table:style-name="functions.E2" office:value-type="string">
            <text:p text:style-name="P42">returns base 10 logarithm <text:span text:style-name="T40"><text:s/>of “arg”, -Infinity if “arg” equals zero or NaN if “arg” is less then zero</text:span></text:p>
          </table:table-cell>
        </table:table-row>
        <table:table-row>
          <table:table-cell table:style-name="functions.A2" office:value-type="string">
            <text:p text:style-name="P42">exp(arg)</text:p>
          </table:table-cell>
          <table:table-cell table:style-name="functions.A2" office:value-type="string">
            <text:p text:style-name="P42">number</text:p>
          </table:table-cell>
          <table:table-cell table:style-name="functions.A2" office:value-type="string">
            <text:p text:style-name="P42">arg - numeric</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has null value</text:p>
          </table:table-cell>
          <table:table-cell table:style-name="functions.E2" office:value-type="string">
            <text:p text:style-name="P42">returns exponent <text:span text:style-name="T40">of “arg”</text:span></text:p>
          </table:table-cell>
        </table:table-row>
        <table:table-row>
          <table:table-cell table:style-name="functions.A2" office:value-type="string">
            <text:p text:style-name="P42">pow(base,exp)</text:p>
          </table:table-cell>
          <table:table-cell table:style-name="functions.A2" office:value-type="string">
            <text:p text:style-name="P42">number</text:p>
          </table:table-cell>
          <table:table-cell table:style-name="functions.A2" office:value-type="string">
            <text:p text:style-name="P42">base – numeric</text:p>
            <text:p text:style-name="P42">exp - numeric</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has null value</text:p>
          </table:table-cell>
          <table:table-cell table:style-name="functions.E2" office:value-type="string">
            <text:p text:style-name="P42">returns “base” risen to “exp”-power</text:p>
          </table:table-cell>
        </table:table-row>
        <table:table-row>
          <table:table-cell table:style-name="functions.A2" office:value-type="string">
            <text:p text:style-name="P42">pi()</text:p>
          </table:table-cell>
          <table:table-cell table:style-name="functions.A2" office:value-type="string">
            <text:p text:style-name="P42">number</text:p>
          </table:table-cell>
          <table:table-cell table:style-name="functions.A2" office:value-type="string">
            <text:p text:style-name="P42"/>
          </table:table-cell>
          <table:table-cell table:style-name="functions.A2" office:value-type="string">
            <text:p text:style-name="P42">none</text:p>
          </table:table-cell>
          <table:table-cell table:style-name="functions.E2" office:value-type="string">
            <text:p text:style-name="P42">value of <text:span text:style-name="T41">π</text:span> = <text:span text:style-name="T42">3.14159265358979323846</text:span></text:p>
          </table:table-cell>
        </table:table-row>
        <table:table-row>
          <table:table-cell table:style-name="functions.E1" office:value-type="string">
            <text:p text:style-name="P42">round(arg)</text:p>
          </table:table-cell>
          <table:table-cell table:style-name="functions.A2" office:value-type="string">
            <text:p text:style-name="P42">long</text:p>
          </table:table-cell>
          <table:table-cell table:style-name="functions.A2" office:value-type="string">
            <text:p text:style-name="P42">arg - numeric</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has null value</text:p>
          </table:table-cell>
          <table:table-cell table:style-name="functions.E2" office:value-type="string">
            <text:p text:style-name="P50">returns the closest long to the argument</text:p>
          </table:table-cell>
        </table:table-row>
        <table:table-row>
          <table:table-cell table:style-name="functions.A2" office:value-type="string">
            <text:p text:style-name="P42">trunc(arg)</text:p>
          </table:table-cell>
          <table:table-cell table:style-name="functions.A2" office:value-type="string">
            <text:p text:style-name="P42">long</text:p>
          </table:table-cell>
          <table:table-cell table:style-name="functions.A2" office:value-type="string">
            <text:p text:style-name="P42">arg – numeric or date</text:p>
          </table:table-cell>
          <table:table-cell table:style-name="functions.A2" office:value-type="string">
            <text:p text:style-name="P42"><text:span text:style-name="T14">TransformLangExecutorRuntimeException</text:span>: Interpreter runtime exception on line ... column ... : sqrt - wrong type of literal(s) – when argument is not of the one of numeric types or date or has null value</text:p>
          </table:table-cell>
          <table:table-cell table:style-name="functions.E2" office:value-type="string">
            <text:p text:style-name="P42">returns truncation <text:span text:style-name="T40">of “arg”. For numeric it is long part of “arg”, for date it is date with the same year,month and day, but hour, minute, second and millisecond are set to zero values.</text:span></text:p>
          </table:table-cell>
        </table:table-row>
      </table:table>
      <text:h text:style-name="Heading_20_1" text:outline-level="1">Data records and global parameters</text:h>
      <text:p text:style-name="P40"><text:tab/><text:span text:style-name="T1">There is possibility of using data records and graph parameters in a Transform Language code. You can get value of <text:s/>input record's data field in following ways:</text:span></text:p>
      <text:list text:style-name="L2">
        <text:list-item>
          <text:p text:style-name="P51">$recordName.fieldName</text:p>
        </text:list-item>
        <text:list-item>
          <text:p text:style-name="P51">$recordNumber.fieldName</text:p>
        </text:list-item>
        <text:list-item>
          <text:p text:style-name="P51">$fieldName</text:p>
        </text:list-item>
      </text:list>
      <text:p text:style-name="P52"><text:span text:style-name="T43">If there is no </text:span><text:span text:style-name="T44">recordName </text:span><text:span text:style-name="T43">nor </text:span><text:span text:style-name="T44">recordNumber</text:span><text:span text:style-name="T43"> given, then there is taken field from first (0) record. If there is no record with </text:span><text:span text:style-name="T44">recordName</text:span><text:span text:style-name="T43"> or </text:span><text:span text:style-name="T44">recordNumber</text:span><text:span text:style-name="T43"> is not from range 0 till (number of input records -1) there is thrown </text:span><text:span text:style-name="T44">ArrayOutOfBoundsException. </text:span><text:span text:style-name="T43">When there is error in </text:span><text:span text:style-name="T44">fieldName,</text:span><text:span text:style-name="T43"> there is thrown </text:span><text:span text:style-name="T45">ParseException</text:span><text:span text:style-name="T46">: Unknown data field.</text:span></text:p>
      <text:p text:style-name="P53"><text:tab/><text:span text:style-name="T15">To get value of global parameter use construction:</text:span></text:p>
      <text:p text:style-name="P54"><text:tab/><text:tab/><text:span text:style-name="T14">${parameterName}</text:span></text:p>
      <text:p text:style-name="P53"><text:tab/><text:span text:style-name="T15">Global parameters are always stored as strings, so if you want to use it as another type you have to use proper function for converting (str2num or str2date).</text:span></text:p>
      <text:h text:style-name="Heading_20_1" text:outline-level="1">Mapping</text:h>
      <text:p text:style-name="P40"><text:tab/><text:span text:style-name="T1">Mapping can be done on the end of the program or in a second part of function body. In general it has form:</text:span></text:p>
      <text:p text:style-name="P24"><text:tab/><text:span text:style-name="T14">recordField:=Expression</text:span></text:p>
      <text:p text:style-name="P24">where <text:span text:style-name="T14">recordField</text:span> can be accessed in the way described above.</text:p>
      <text:p text:style-name="P24"><text:tab/>Last mapping must be followed by semicolon. </text:p>
      <text:h text:style-name="Heading_20_1" text:outline-level="1">Functions</text:h>
      <text:p text:style-name="P40"><text:tab/><text:span text:style-name="T1">In transform language it is possible to create own functions. Function declaration in general has following form:</text:span></text:p>
      <text:p text:style-name="P24"><text:tab/><text:span text:style-name="T28">function</text:span><text:span text:style-name="T14"> functionName</text:span><text:span text:style-name="T28">(</text:span><text:span text:style-name="T14">arg1,arg2,...</text:span><text:span text:style-name="T28">) {</text:span></text:p>
      <text:p text:style-name="P22"><text:tab/><text:tab/>variableDeclarations;</text:p>
      <text:p text:style-name="P22"><text:tab/><text:tab/>Statements</text:p>
      <text:p text:style-name="P22"><text:tab/><text:tab/>Mapping</text:p>
      <text:p text:style-name="P22"><text:tab/><text:span text:style-name="T7">}</text:span></text:p>
      <text:p text:style-name="P55">Variable declarations and statements can be interspersed, but mapping must be on the end. Variables declared in function are local and are visible only inside function. Function can return a value; to do it use <text:span text:style-name="T7">return</text:span> statement in form <text:span text:style-name="T28">return</text:span><text:span text:style-name="T14"> Expression. </text:span>There can't be used both <text:span text:style-name="T7">return</text:span> statement and mapping. When there is no <text:span text:style-name="T7">return</text:span> statement used in function it returns <text:span text:style-name="T7">null</text:span> value and works as procedure.</text:p>
      <text:p text:style-name="P55">Examples:</text:p>
      <text:p text:style-name="P56">function year_before(now) {</text:p>
      <text:p text:style-name="P35"><text:tab/>return dateadd(now,-1,year)</text:p>
      <text:p text:style-name="P35">}</text:p>
      <text:p text:style-name="P35">function mapName(){</text:p>
      <text:p text:style-name="P35"><text:tab/>string result;</text:p>
      <text:p text:style-name="P35"><text:tab/>print_err('function');</text:p>
      <text:p text:style-name="P35"><text:tab/>result='result';</text:p>
      <text:p text:style-name="P35"><text:tab/>$Name:=result;</text:p>
      <text:p text:style-name="P35">}</text:p>
      <text:p text:style-name="P36">Calling functions:</text:p>
      <text:p text:style-name="P35">date yearBefore;</text:p>
      <text:p text:style-name="P35">yearBefore=year_before(2000-01-01);</text:p>
      <text:p text:style-name="P35">mapName;</text:p>
      <text:h text:style-name="Heading_20_1" text:outline-level="1">Comments</text:h>
      <text:p text:style-name="P57"><text:tab/>Comments are used for entering a remarks into a program's source. The contents of comment are ignored by the compiler. It describes or explains fragments of code to readers. In Transform Language there are two kinds of comments:</text:p>
      <text:list text:style-name="L3">
        <text:list-item>
          <text:p text:style-name="P58">multi-line comment: <text:span text:style-name="T14">/* </text:span><text:span text:style-name="T15">- starts the comment,*</text:span><text:span text:style-name="T14">/ </text:span><text:span text:style-name="T15">-ends the comment. Everything between this marks is ignored</text:span></text:p>
        </text:list-item>
        <text:list-item>
          <text:p text:style-name="P59">one-line comment: // - starts the comment. Everything after this mark till the end of line is ignored</text:p>
        </text:list-item>
      </text:list>
      <text:h text:style-name="Heading_20_1" text:outline-level="1">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60">int i; i=10;</text:p>
            <text:p text:style-name="P61">int j;j=9;</text:p>
            <text:p text:style-name="P61">date date1; date1=2006-01-01;print_err(date1);</text:p>
            <text:p text:style-name="P61">date date2; date2=2006-02-01;print_err(date2);</text:p>
            <text:p text:style-name="P61">boolean result;</text:p>
            <text:p text:style-name="P61">boolean compareDates;</text:p>
            <text:p text:style-name="P61">compareDates=date1&lt;=date2;</text:p>
            <text:p text:style-name="P61">print_err(compareDates);</text:p>
            <text:p text:style-name="P61">if (date1&lt;=date2) </text:p>
            <text:p text:style-name="P61">{ <text:s/>print_err('before if (i&lt;j)');</text:p>
            <text:p text:style-name="P61"><text:tab/>if (i&lt;j) print_err('date1&lt;today and i&lt;j') else print_err('date1&lt;date2 only')</text:p>
            <text:p text:style-name="P61"><text:tab/>result=true;}</text:p>
            <text:p text:style-name="P61">result=false;</text:p>
            <text:p text:style-name="P61">if (i&lt;j) result=true;</text:p>
            <text:p text:style-name="P61">else if (not result) result=true;</text:p>
            <text:p text:style-name="P62"><text:span text:style-name="T47">else print_err('last else');</text:span></text:p>
            <text:p text:style-name="P61">print_err(result);</text:p>
          </table:table-cell>
          <table:table-cell table:style-name="Examples.B2" office:value-type="string">
            <text:p text:style-name="P63"/>
            <text:p text:style-name="P63"/>
            <text:p text:style-name="P63">Sun Jan 01 00:00:00 CET 2006</text:p>
            <text:p text:style-name="P63">Wed Feb 01 00:00:00 CET 2006</text:p>
            <text:p text:style-name="P63"/>
            <text:p text:style-name="P63"/>
            <text:p text:style-name="P63"/>
            <text:p text:style-name="P63">true</text:p>
            <text:p text:style-name="P63"/>
            <text:p text:style-name="P63">before if (i&lt;j)</text:p>
            <text:p text:style-name="P63"/>
            <text:p text:style-name="P63">date1&lt;date2 only</text:p>
            <text:p text:style-name="Table_20_Contents"/>
            <text:p text:style-name="Table_20_Contents"/>
            <text:p text:style-name="Table_20_Contents"/>
            <text:p text:style-name="Table_20_Contents"/>
            <text:p text:style-name="P64">true</text:p>
          </table:table-cell>
        </table:table-row>
        <table:table-row>
          <table:table-cell table:style-name="Examples.A2" office:value-type="string">
            <text:p text:style-name="P61">date born; born=$Born;print_err(born);</text:p>
            <text:p text:style-name="P61">int n;n=date2num(born,month);print_err(n);</text:p>
            <text:p text:style-name="P61">string mont;</text:p>
            <text:p text:style-name="P61">decimal april;april=4;</text:p>
            <text:p text:style-name="P61">switch (n) {</text:p>
            <text:p text:style-name="P61"><text:tab/>case 0.0:mont='january';</text:p>
            <text:p text:style-name="P61"><text:tab/>case 1.0:mont='february';</text:p>
            <text:p text:style-name="P61"><text:tab/>case 2.0:mont='march';</text:p>
            <text:p text:style-name="P61"><text:tab/>case 3:mont='april';</text:p>
            <text:p text:style-name="P61"><text:tab/>case april:mont='may';</text:p>
            <text:p text:style-name="P61"><text:tab/>case 5.0:mont='june';</text:p>
            <text:p text:style-name="P61"><text:tab/>case 6.0:mont='july';</text:p>
            <text:p text:style-name="P61"><text:tab/>case 7.0:mont='august';</text:p>
            <text:p text:style-name="P61"><text:tab/>case 3:print_err('4th month')</text:p>
            <text:p text:style-name="P61"><text:tab/>case 8.0:mont='september';</text:p>
            <text:p text:style-name="P61"><text:tab/>case 9.0:mont='october';</text:p>
            <text:p text:style-name="P61"><text:tab/>case 10.0:mont='november';</text:p>
            <text:p text:style-name="P61"><text:tab/>case 11.0:mont='december';</text:p>
            <text:p text:style-name="P61"><text:tab/>default: mont='unknown';</text:p>
            <text:p text:style-name="P61">};</text:p>
            <text:p text:style-name="P61">print_err('month:'+mont);</text:p>
            <text:p text:style-name="P61">boolean ok;ok=(n. ge .0)and(n. lt .12);</text:p>
            <text:p text:style-name="P61">switch (ok) {</text:p>
            <text:p text:style-name="P61"><text:tab/>case true:print_err('OK')</text:p>
            <text:p text:style-name="P61"><text:tab/>case false:print_err('WRONG')</text:p>
            <text:p text:style-name="P61">};</text:p>
            <text:p text:style-name="P61">switch (born) {</text:p>
            <text:p text:style-name="P61"><text:tab/>case 2006-01-01:</text:p>
            <text:p text:style-name="P61"><text:s text:c="14"/>{mont='January';print_err('january');}</text:p>
            <text:p text:style-name="P61"><text:tab/>case 1973-04-23:</text:p>
            <text:p text:style-name="P61"><text:s text:c="14"/>{mont='April';print_err('april');}</text:p>
            <text:p text:style-name="P61"><text:tab/>default:print_err('other')</text:p>
            <text:p text:style-name="P65"><text:span text:style-name="T48">};</text:span></text:p>
            <text:p text:style-name="P61">print_err(mont);</text:p>
          </table:table-cell>
          <table:table-cell table:style-name="Examples.B2" office:value-type="string">
            <text:p text:style-name="P63">Mon Apr 23 00:00:00 CET 1973</text:p>
            <text:p text:style-name="P63">3</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4th month</text:p>
            <text:p text:style-name="P63"/>
            <text:p text:style-name="P63"/>
            <text:p text:style-name="P63"/>
            <text:p text:style-name="P63"/>
            <text:p text:style-name="P63"/>
            <text:p text:style-name="P63"/>
            <text:p text:style-name="P63">month:april</text:p>
            <text:p text:style-name="P63"/>
            <text:p text:style-name="P63"/>
            <text:p text:style-name="P63">OK</text:p>
            <text:p text:style-name="P63"/>
            <text:p text:style-name="P63"/>
            <text:p text:style-name="P63"/>
            <text:p text:style-name="P63"/>
            <text:p text:style-name="P63"/>
            <text:p text:style-name="P63"/>
            <text:p text:style-name="P63">april</text:p>
            <text:p text:style-name="Table_20_Contents"/>
            <text:p text:style-name="Table_20_Contents"/>
            <text:p text:style-name="P64">April</text:p>
          </table:table-cell>
        </table:table-row>
        <table:table-row>
          <table:table-cell table:style-name="Examples.A2" office:value-type="string">
            <text:p text:style-name="Table_20_Contents"/>
          </table:table-cell>
          <table:table-cell table:style-name="Examples.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4</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08-22T15:32:05</dc:date>
    <dc:language>en-GB</dc:language>
    <meta:editing-cycles>216</meta:editing-cycles>
    <meta:editing-duration>P2DT20H11M2S</meta:editing-duration>
    <meta:user-defined meta:name="Info 1"/>
    <meta:user-defined meta:name="Info 2"/>
    <meta:user-defined meta:name="Info 3"/>
    <meta:user-defined meta:name="Info 4"/>
    <meta:document-statistic meta:table-count="8" meta:image-count="0" meta:object-count="0" meta:page-count="14" meta:paragraph-count="564" meta:word-count="3980" meta:character-count="25308"/>
  </office:meta>
</office:document-meta>
</file>